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14cm"/>
    </style:style>
    <style:style style:name="co3" style:family="table-column">
      <style:table-column-properties fo:break-before="auto" style:column-width="8.352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7.491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6.715cm"/>
    </style:style>
    <style:style style:name="co8" style:family="table-column">
      <style:table-column-properties fo:break-before="auto" style:column-width="7.02cm"/>
    </style:style>
    <style:style style:name="co9" style:family="table-column">
      <style:table-column-properties fo:break-before="auto" style:column-width="6.63cm"/>
    </style:style>
    <style:style style:name="co10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3.246cm"/>
    </style:style>
    <style:style style:name="co12" style:family="table-column">
      <style:table-column-properties fo:break-before="auto" style:column-width="6.436cm"/>
    </style:style>
    <style:style style:name="co13" style:family="table-column">
      <style:table-column-properties fo:break-before="auto" style:column-width="5.994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3.052cm"/>
    </style:style>
    <style:style style:name="co16" style:family="table-column">
      <style:table-column-properties fo:break-before="auto" style:column-width="7.075cm"/>
    </style:style>
    <style:style style:name="co17" style:family="table-column">
      <style:table-column-properties fo:break-before="auto" style:column-width="6.992cm"/>
    </style:style>
    <style:style style:name="co18" style:family="table-column">
      <style:table-column-properties fo:break-before="auto" style:column-width="6.937cm"/>
    </style:style>
    <style:style style:name="co19" style:family="table-column">
      <style:table-column-properties fo:break-before="auto" style:column-width="5.41cm"/>
    </style:style>
    <style:style style:name="co20" style:family="table-column">
      <style:table-column-properties fo:break-before="auto" style:column-width="6.048cm"/>
    </style:style>
    <style:style style:name="co21" style:family="table-column">
      <style:table-column-properties fo:break-before="auto" style:column-width="5.493cm"/>
    </style:style>
    <style:style style:name="co22" style:family="table-column">
      <style:table-column-properties fo:break-before="auto" style:column-width="7.408cm"/>
    </style:style>
    <style:style style:name="co23" style:family="table-column">
      <style:table-column-properties fo:break-before="auto" style:column-width="6.242cm"/>
    </style:style>
    <style:style style:name="co24" style:family="table-column">
      <style:table-column-properties fo:break-before="auto" style:column-width="5.272cm"/>
    </style:style>
    <style:style style:name="co25" style:family="table-column">
      <style:table-column-properties fo:break-before="auto" style:column-width="4.411cm"/>
    </style:style>
    <style:style style:name="co26" style:family="table-column">
      <style:table-column-properties fo:break-before="auto" style:column-width="4.329cm"/>
    </style:style>
    <style:style style:name="co27" style:family="table-column">
      <style:table-column-properties fo:break-before="auto" style:column-width="4.717cm"/>
    </style:style>
    <style:style style:name="co28" style:family="table-column">
      <style:table-column-properties fo:break-before="auto" style:column-width="4.246cm"/>
    </style:style>
    <style:style style:name="co29" style:family="table-column">
      <style:table-column-properties fo:break-before="auto" style:column-width="4.161cm"/>
    </style:style>
    <style:style style:name="co30" style:family="table-column">
      <style:table-column-properties fo:break-before="auto" style:column-width="5.355cm"/>
    </style:style>
    <style:style style:name="co31" style:family="table-column">
      <style:table-column-properties fo:break-before="auto" style:column-width="5.438cm"/>
    </style:style>
    <style:style style:name="co32" style:family="table-column">
      <style:table-column-properties fo:break-before="auto" style:column-width="8.491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662cm"/>
    </style:style>
    <style:style style:name="co35" style:family="table-column">
      <style:table-column-properties fo:break-before="auto" style:column-width="3.385cm"/>
    </style:style>
    <style:style style:name="co36" style:family="table-column">
      <style:table-column-properties fo:break-before="auto" style:column-width="3.108cm"/>
    </style:style>
    <style:style style:name="co37" style:family="table-column">
      <style:table-column-properties fo:break-before="auto" style:column-width="3.08cm"/>
    </style:style>
    <style:style style:name="co38" style:family="table-column">
      <style:table-column-properties fo:break-before="auto" style:column-width="2.692cm"/>
    </style:style>
    <style:style style:name="ro10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342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1" style:family="table-row">
      <style:table-row-properties style:row-height="0.841cm" fo:break-before="auto" style:use-optimal-row-height="false"/>
    </style:style>
    <style:style style:name="ro12" style:family="table-row">
      <style:table-row-properties style:row-height="0.316cm" fo:break-before="auto" style:use-optimal-row-height="false"/>
    </style:style>
    <style:style style:name="ro13" style:family="table-row">
      <style:table-row-properties style:row-height="0.342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393cm" fo:break-before="auto" style:use-optimal-row-height="fals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552cm" fo:break-before="auto" style:use-optimal-row-height="false"/>
    </style:style>
    <style:style style:name="ro20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0.684cm" fo:break-before="auto" style:use-optimal-row-height="false"/>
    </style:style>
    <style:style style:name="ro2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6" table:default-cell-style-name="Default"/>
        <table:table-column table:style-name="co28" table:default-cell-style-name="Default"/>
        <table:table-column table:style-name="co1" table:number-columns-repeated="6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1" table:number-columns-repeated="6" table:default-cell-style-name="Default"/>
        <table:table-column table:style-name="co2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row table:style-name="ro10">
          <table:table-cell office:value-type="string">
            <text:p>Instrument</text:p>
          </table:table-cell>
          <table:table-cell table:style-name="Default"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table:style-name="Default"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Datum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/>
          <table:table-cell office:value-type="string">
            <text:p>Temp u day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/>
          <table:table-cell office:value-type="string">
            <text:p>Temp u Exposure 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colorindex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colorindex day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datum day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ExposureTime <text:s text:c="2"/>daytime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ExposureTime <text:s/>Datum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 u "DiffercenceExposureTime","Differencecolorindex"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erature,Datum,colorindex"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/>
          <table:table-cell office:value-type="string">
            <text:p>Temperature,daytime,Datum,colorindex"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alles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</table:table-row>
        <table:table-row table:style-name="ro2">
          <table:table-cell/>
          <table:table-cell table:style-name="Default" office:value-type="string">
            <text:p>Menge 130</text:p>
          </table:table-cell>
          <table:table-cell office:value-type="string">
            <text:p>Menge : 956</text:p>
          </table:table-cell>
          <table:table-cell/>
          <table:table-cell table:style-name="Default" office:value-type="string">
            <text:p>Amount of Data: <text:s/>4</text:p>
          </table:table-cell>
          <table:table-cell office:value-type="string">
            <text:p>Amount of Data: <text:s/>64</text:p>
          </table:table-cell>
          <table:table-cell table:style-name="ce1" office:value-type="string">
            <text:p>Amount of Data: <text:s/>97 </text:p>
          </table:table-cell>
          <table:table-cell/>
          <table:table-cell table:style-name="ce1" office:value-type="string">
            <text:p>Amount of Data: <text:s/>128 </text:p>
          </table:table-cell>
          <table:table-cell table:style-name="ce1" office:value-type="string">
            <text:p>Amount of Data: <text:s/>961 </text:p>
          </table:table-cell>
          <table:table-cell/>
          <table:table-cell table:style-name="ce1" office:value-type="string">
            <text:p>Amount of Data: <text:s/>5 </text:p>
          </table:table-cell>
          <table:table-cell table:style-name="ce1" office:value-type="string">
            <text:p>Amount of Data: <text:s/>65 </text:p>
          </table:table-cell>
          <table:table-cell table:style-name="ce1" office:value-type="string">
            <text:p>Amount of Data: <text:s/>103 </text:p>
          </table:table-cell>
          <table:table-cell/>
          <table:table-cell table:style-name="ce1" office:value-type="string">
            <text:p>Amount of Data: <text:s/>133 </text:p>
          </table:table-cell>
          <table:table-cell table:style-name="ce1" office:value-type="string">
            <text:p>Amount of Data: <text:s/>962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4 </text:p>
          </table:table-cell>
          <table:table-cell table:style-name="ce1" office:value-type="string">
            <text:p>Amount of Data: <text:s/>101 </text:p>
          </table:table-cell>
          <table:table-cell table:number-columns-repeated="2"/>
          <table:table-cell table:style-name="ce1" office:value-type="string">
            <text:p>Amount of Data: <text:s/>134 </text:p>
          </table:table-cell>
          <table:table-cell table:style-name="ce1" office:value-type="string">
            <text:p>Amount of Data: <text:s/>962 </text:p>
          </table:table-cell>
          <table:table-cell/>
          <table:table-cell table:style-name="ce1" office:value-type="string">
            <text:p>Amount of Data: <text:s/>5 </text:p>
          </table:table-cell>
          <table:table-cell table:style-name="ce1" office:value-type="string">
            <text:p>Amount of Data: <text:s/>67 </text:p>
          </table:table-cell>
          <table:table-cell table:style-name="ce1" office:value-type="string">
            <text:p>Amount of Data: <text:s/>102 </text:p>
          </table:table-cell>
          <table:table-cell table:number-columns-repeated="2"/>
          <table:table-cell table:style-name="ce1" office:value-type="string">
            <text:p>Amount of Data: <text:s/>129 </text:p>
          </table:table-cell>
          <table:table-cell table:style-name="ce1" office:value-type="string">
            <text:p>Amount of Data: <text:s/>956 </text:p>
          </table:table-cell>
          <table:table-cell/>
          <table:table-cell table:style-name="ce1" office:value-type="string">
            <text:p>Amount of Data: <text:s/>6 </text:p>
          </table:table-cell>
          <table:table-cell table:style-name="ce1" office:value-type="string">
            <text:p>Amount of Data: <text:s/>68 </text:p>
          </table:table-cell>
          <table:table-cell table:style-name="ce1" office:value-type="string">
            <text:p>Amount of Data: <text:s/>102 </text:p>
          </table:table-cell>
          <table:table-cell/>
          <table:table-cell table:style-name="ce1" office:value-type="string">
            <text:p>Amount of Data: <text:s/>126 </text:p>
          </table:table-cell>
          <table:table-cell table:style-name="ce1" office:value-type="string">
            <text:p>Amount of Data: <text:s/>956 </text:p>
          </table:table-cell>
          <table:table-cell/>
          <table:table-cell table:style-name="ce1" office:value-type="string">
            <text:p>Amount of Data: <text:s/>8 </text:p>
          </table:table-cell>
          <table:table-cell table:style-name="ce1" office:value-type="string">
            <text:p>Amount of Data: <text:s/>66 </text:p>
          </table:table-cell>
          <table:table-cell table:style-name="ce1" office:value-type="string">
            <text:p>Amount of Data: <text:s/>102 </text:p>
          </table:table-cell>
          <table:table-cell/>
          <table:table-cell table:style-name="ce1" office:value-type="string">
            <text:p>Amount of Data: <text:s/>129 </text:p>
          </table:table-cell>
          <table:table-cell table:style-name="ce1" office:value-type="string">
            <text:p>Amount of Data: <text:s/>952 </text:p>
          </table:table-cell>
          <table:table-cell/>
          <table:table-cell table:style-name="ce1" office:value-type="string">
            <text:p>Amount of Data: <text:s/>8 </text:p>
          </table:table-cell>
          <table:table-cell table:style-name="ce1" office:value-type="string">
            <text:p>Amount of Data: <text:s/>65 </text:p>
          </table:table-cell>
          <table:table-cell table:style-name="ce1" office:value-type="string">
            <text:p>Amount of Data: <text:s/>102 </text:p>
          </table:table-cell>
          <table:table-cell/>
          <table:table-cell table:style-name="ce1" office:value-type="string">
            <text:p>Amount of Data: <text:s/>132 </text:p>
          </table:table-cell>
          <table:table-cell table:style-name="ce1" office:value-type="string">
            <text:p>Amount of Data: <text:s/>952 </text:p>
          </table:table-cell>
          <table:table-cell/>
          <table:table-cell table:style-name="ce1" office:value-type="string">
            <text:p>Amount of Data: <text:s/>3 </text:p>
          </table:table-cell>
          <table:table-cell table:style-name="ce1" office:value-type="string">
            <text:p>Amount of Data: <text:s/>60 </text:p>
          </table:table-cell>
          <table:table-cell table:style-name="ce1" office:value-type="string">
            <text:p>Amount of Data: <text:s/>101 </text:p>
          </table:table-cell>
          <table:table-cell/>
          <table:table-cell table:style-name="ce1" office:value-type="string">
            <text:p>Amount of Data: <text:s/>132 </text:p>
          </table:table-cell>
          <table:table-cell table:style-name="ce1" office:value-type="string">
            <text:p>Amount of Data: <text:s/>951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3 </text:p>
          </table:table-cell>
          <table:table-cell table:style-name="ce1" office:value-type="string">
            <text:p>Amount of Data: <text:s/>102 </text:p>
          </table:table-cell>
          <table:table-cell/>
          <table:table-cell table:style-name="ce1" office:value-type="string">
            <text:p>Amount of Data: <text:s/>132 </text:p>
          </table:table-cell>
          <table:table-cell table:style-name="ce1" office:value-type="string">
            <text:p>Amount of Data: <text:s/>960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3 </text:p>
          </table:table-cell>
          <table:table-cell table:style-name="ce1" office:value-type="string">
            <text:p>Amount of Data: <text:s/>105 </text:p>
          </table:table-cell>
          <table:table-cell/>
          <table:table-cell table:style-name="ce1" office:value-type="string">
            <text:p>Amount of Data: <text:s/>121 </text:p>
          </table:table-cell>
          <table:table-cell table:style-name="ce1" office:value-type="string">
            <text:p>Amount of Data: <text:s/>953 </text:p>
          </table:table-cell>
          <table:table-cell/>
          <table:table-cell table:style-name="ce1" office:value-type="string">
            <text:p>Amount of Data: <text:s/>9 </text:p>
          </table:table-cell>
          <table:table-cell table:style-name="ce1" office:value-type="string">
            <text:p>Amount of Data: <text:s/>66 </text:p>
          </table:table-cell>
          <table:table-cell table:style-name="ce1" office:value-type="string">
            <text:p>Amount of Data: <text:s/>101 </text:p>
          </table:table-cell>
          <table:table-cell/>
          <table:table-cell table:style-name="ce1" office:value-type="string">
            <text:p>Amount of Data: <text:s/>129 </text:p>
          </table:table-cell>
          <table:table-cell table:style-name="ce1" office:value-type="string">
            <text:p>Amount of Data: <text:s/>962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3 </text:p>
          </table:table-cell>
          <table:table-cell table:style-name="ce1" office:value-type="string">
            <text:p>Amount of Data: <text:s/>98 </text:p>
          </table:table-cell>
          <table:table-cell table:number-columns-repeated="2"/>
          <table:table-cell table:style-name="ce1" office:value-type="string">
            <text:p>Amount of Data: <text:s/>126 </text:p>
          </table:table-cell>
          <table:table-cell table:style-name="ce1" office:value-type="string">
            <text:p>Amount of Data: <text:s/>955 </text:p>
          </table:table-cell>
          <table:table-cell/>
          <table:table-cell table:style-name="ce1" office:value-type="string">
            <text:p>Amount of Data: <text:s/>9 </text:p>
          </table:table-cell>
          <table:table-cell table:style-name="ce1" office:value-type="string">
            <text:p>Amount of Data: <text:s/>63 </text:p>
          </table:table-cell>
          <table:table-cell table:style-name="ce1" office:value-type="string">
            <text:p>Amount of Data: <text:s/>103 </text:p>
          </table:table-cell>
          <table:table-cell/>
          <table:table-cell table:style-name="ce1" office:value-type="string">
            <text:p>Amount of Data: <text:s/>128 </text:p>
          </table:table-cell>
          <table:table-cell table:style-name="ce1" office:value-type="string">
            <text:p>Amount of Data: <text:s/>955 </text:p>
          </table:table-cell>
          <table:table-cell/>
          <table:table-cell table:style-name="ce1" office:value-type="string">
            <text:p>Amount of Data: <text:s/>4 </text:p>
          </table:table-cell>
          <table:table-cell table:style-name="ce1" office:value-type="string">
            <text:p>Amount of Data: <text:s/>61 </text:p>
          </table:table-cell>
          <table:table-cell table:style-name="ce1" office:value-type="string">
            <text:p>Amount of Data: <text:s/>102 </text:p>
          </table:table-cell>
        </table:table-row>
        <table:table-row table:style-name="ro3">
          <table:table-cell/>
          <table:table-cell office:value-type="string">
            <text:p>zero_point <text:s text:c="6"/>= <text:s/>5,84E+015</text:p>
          </table:table-cell>
          <table:table-cell table:style-name="ce1" office:value-type="string">
            <text:p>zero_point <text:s text:c="6"/>= <text:s/>1.135e+13</text:p>
          </table:table-cell>
          <table:table-cell table:style-name="ce1"/>
          <table:table-cell office:value-type="string">
            <text:p>zero_point <text:s text:c="6"/>= <text:s/>1.957e+13</text:p>
          </table:table-cell>
          <table:table-cell table:style-name="ce1" office:value-type="string">
            <text:p>zero_point <text:s text:c="6"/>= <text:s/>1.385e+13</text:p>
          </table:table-cell>
          <table:table-cell table:style-name="ce1" office:value-type="string">
            <text:p>zero_point <text:s text:c="6"/>= <text:s/>1.784e+13</text:p>
          </table:table-cell>
          <table:table-cell/>
          <table:table-cell table:style-name="ce1" office:value-type="string">
            <text:p>zero_point <text:s text:c="6"/>= <text:s/>9.069e+12</text:p>
          </table:table-cell>
          <table:table-cell table:style-name="ce1" office:value-type="string">
            <text:p>zero_point <text:s text:c="6"/>= <text:s/>1.333e+13</text:p>
          </table:table-cell>
          <table:table-cell/>
          <table:table-cell table:style-name="ce1" office:value-type="string">
            <text:p>zero_point <text:s text:c="6"/>= <text:s/>2.231e+13</text:p>
          </table:table-cell>
          <table:table-cell table:style-name="ce1" office:value-type="string">
            <text:p>zero_point <text:s text:c="6"/>= <text:s/>1.600e+13</text:p>
          </table:table-cell>
          <table:table-cell table:style-name="ce1" office:value-type="string">
            <text:p>zero_point <text:s text:c="6"/>= <text:s/>2.576e+13</text:p>
          </table:table-cell>
          <table:table-cell/>
          <table:table-cell table:style-name="ce1" office:value-type="string">
            <text:p>zero_point <text:s text:c="6"/>= <text:s/>9.427e+12</text:p>
          </table:table-cell>
          <table:table-cell table:style-name="ce1" office:value-type="string">
            <text:p>zero_point <text:s text:c="6"/>= <text:s/>1.367e+13</text:p>
          </table:table-cell>
          <table:table-cell/>
          <table:table-cell table:style-name="ce1" office:value-type="string">
            <text:p>zero_point <text:s text:c="6"/>= <text:s/>1.935e+13</text:p>
          </table:table-cell>
          <table:table-cell table:style-name="ce1" office:value-type="string">
            <text:p>zero_point <text:s/>= <text:s/>1.406e+13</text:p>
          </table:table-cell>
          <table:table-cell table:style-name="ce1" office:value-type="string">
            <text:p>zero_point <text:s text:c="2"/>= <text:s/>2.024e+13</text:p>
          </table:table-cell>
          <table:table-cell table:number-columns-repeated="2"/>
          <table:table-cell table:style-name="ce1" office:value-type="string">
            <text:p>zero_point <text:s text:c="6"/>= <text:s/>6.827e+12</text:p>
          </table:table-cell>
          <table:table-cell table:style-name="ce1" office:value-type="string">
            <text:p>zero_point <text:s text:c="6"/>= <text:s/>1.187e+13</text:p>
          </table:table-cell>
          <table:table-cell/>
          <table:table-cell table:style-name="ce1" office:value-type="string">
            <text:p>zero_point <text:s text:c="6"/>= <text:s/>2.221e+13</text:p>
          </table:table-cell>
          <table:table-cell table:style-name="ce1" office:value-type="string">
            <text:p>zero_point <text:s text:c="6"/>= <text:s/>1.690e+13</text:p>
          </table:table-cell>
          <table:table-cell table:style-name="ce1" office:value-type="string">
            <text:p>zero_point <text:s text:c="6"/>= <text:s/>2.448e+13</text:p>
          </table:table-cell>
          <table:table-cell table:number-columns-repeated="2"/>
          <table:table-cell table:style-name="ce1" office:value-type="string">
            <text:p>zero_point <text:s text:c="6"/>= <text:s/>7.944e+12</text:p>
          </table:table-cell>
          <table:table-cell table:style-name="ce1" office:value-type="string">
            <text:p>zero_point <text:s text:c="6"/>= <text:s/>1.213e+13</text:p>
          </table:table-cell>
          <table:table-cell/>
          <table:table-cell table:style-name="ce1" office:value-type="string">
            <text:p>zero_point <text:s text:c="6"/>= <text:s/>2.275e+13</text:p>
          </table:table-cell>
          <table:table-cell table:style-name="ce1" office:value-type="string">
            <text:p>zero_point <text:s text:c="6"/>= <text:s/>1.648e+13</text:p>
          </table:table-cell>
          <table:table-cell table:style-name="ce1" office:value-type="string">
            <text:p>zero_point <text:s text:c="6"/>= <text:s/>2.715e+13</text:p>
          </table:table-cell>
          <table:table-cell/>
          <table:table-cell table:style-name="ce1" office:value-type="string">
            <text:p>zero_point <text:s text:c="6"/>= <text:s/>7.639e+12</text:p>
          </table:table-cell>
          <table:table-cell table:style-name="ce1" office:value-type="string">
            <text:p>zero_point <text:s text:c="6"/>= <text:s/>1.229e+13</text:p>
          </table:table-cell>
          <table:table-cell/>
          <table:table-cell table:style-name="ce1" office:value-type="string">
            <text:p>zero_point <text:s text:c="6"/>= <text:s/>2.274e+13</text:p>
          </table:table-cell>
          <table:table-cell table:style-name="ce1" office:value-type="string">
            <text:p>zero_point <text:s text:c="6"/>= <text:s/>1.479e+13</text:p>
          </table:table-cell>
          <table:table-cell table:style-name="ce1" office:value-type="string">
            <text:p>zero_point <text:s text:c="6"/>= <text:s/>2.422e+13</text:p>
          </table:table-cell>
          <table:table-cell/>
          <table:table-cell table:style-name="ce1" office:value-type="string">
            <text:p>zero_point <text:s text:c="6"/>= <text:s/>5.340e+12</text:p>
          </table:table-cell>
          <table:table-cell table:style-name="ce1" office:value-type="string">
            <text:p>zero_point <text:s text:c="6"/>= <text:s/>1.108e+13</text:p>
          </table:table-cell>
          <table:table-cell/>
          <table:table-cell table:style-name="ce1" office:value-type="string">
            <text:p>zero_point <text:s text:c="6"/>= <text:s/>2.255e+13</text:p>
          </table:table-cell>
          <table:table-cell table:style-name="ce1" office:value-type="string">
            <text:p>zero_point <text:s text:c="6"/>= <text:s/>1.576e+13</text:p>
          </table:table-cell>
          <table:table-cell table:style-name="ce1" office:value-type="string">
            <text:p>zero_point <text:s text:c="6"/>= <text:s/>2.326e+13</text:p>
          </table:table-cell>
          <table:table-cell/>
          <table:table-cell table:style-name="ce1" office:value-type="string">
            <text:p>zero_point <text:s text:c="6"/>= <text:s/>7.100e+12</text:p>
          </table:table-cell>
          <table:table-cell table:style-name="ce1" office:value-type="string">
            <text:p>zero_point <text:s text:c="6"/>= <text:s/>1.216e+13</text:p>
          </table:table-cell>
          <table:table-cell/>
          <table:table-cell table:style-name="ce1" office:value-type="string">
            <text:p>zero_point <text:s text:c="6"/>= <text:s/>1.923e+13</text:p>
          </table:table-cell>
          <table:table-cell table:style-name="ce1" office:value-type="string">
            <text:p>zero_point <text:s text:c="6"/>= <text:s/>1.497e+13</text:p>
          </table:table-cell>
          <table:table-cell table:style-name="ce1" office:value-type="string">
            <text:p>zero_point <text:s text:c="6"/>= <text:s/>1.888e+13</text:p>
          </table:table-cell>
          <table:table-cell/>
          <table:table-cell table:style-name="ce1" office:value-type="string">
            <text:p>zero_point <text:s text:c="6"/>= <text:s/>5.807e+12</text:p>
          </table:table-cell>
          <table:table-cell table:style-name="ce1" office:value-type="string">
            <text:p>zero_point <text:s text:c="6"/>= <text:s/>1.084e+13</text:p>
          </table:table-cell>
          <table:table-cell/>
          <table:table-cell table:style-name="ce1" office:value-type="string">
            <text:p>zero_point <text:s text:c="6"/>= <text:s/>2.247e+13</text:p>
          </table:table-cell>
          <table:table-cell table:style-name="ce1" office:value-type="string">
            <text:p>zero_point <text:s text:c="6"/>= <text:s/>1.710e+13</text:p>
          </table:table-cell>
          <table:table-cell table:style-name="ce1" office:value-type="string">
            <text:p>zero_point <text:s text:c="6"/>= <text:s/>2.539e+13</text:p>
          </table:table-cell>
          <table:table-cell/>
          <table:table-cell table:style-name="ce1" office:value-type="string">
            <text:p>zero_point <text:s text:c="6"/>= <text:s/>8.285e+12</text:p>
          </table:table-cell>
          <table:table-cell table:style-name="ce1" office:value-type="string">
            <text:p>zero_point <text:s text:c="6"/>= <text:s/>1.245e+13</text:p>
          </table:table-cell>
          <table:table-cell/>
          <table:table-cell table:style-name="ce1" office:value-type="string">
            <text:p>zero_point <text:s text:c="6"/>= <text:s/>1.979e+13</text:p>
          </table:table-cell>
          <table:table-cell table:style-name="ce1" office:value-type="string">
            <text:p>zero_point <text:s text:c="6"/>= <text:s/>1.457e+13</text:p>
          </table:table-cell>
          <table:table-cell table:style-name="ce1" office:value-type="string">
            <text:p>zero_point <text:s text:c="6"/>= <text:s/>2.165e+13</text:p>
          </table:table-cell>
          <table:table-cell/>
          <table:table-cell table:style-name="ce1" office:value-type="string">
            <text:p>zero_point <text:s text:c="6"/>= <text:s/>7.199e+12</text:p>
          </table:table-cell>
          <table:table-cell table:style-name="ce1" office:value-type="string">
            <text:p>zero_point <text:s text:c="6"/>= <text:s/>1.201e+13</text:p>
          </table:table-cell>
          <table:table-cell/>
          <table:table-cell table:style-name="ce1" office:value-type="string">
            <text:p>zero_point <text:s text:c="6"/>= <text:s/>2.300e+13</text:p>
          </table:table-cell>
          <table:table-cell table:style-name="ce1" office:value-type="string">
            <text:p>zero_point <text:s text:c="6"/>= <text:s/>1.519e+13</text:p>
          </table:table-cell>
          <table:table-cell table:style-name="ce1" office:value-type="string">
            <text:p>zero_point <text:s text:c="6"/>= <text:s/>2.512e+13</text:p>
          </table:table-cell>
          <table:table-cell/>
          <table:table-cell table:style-name="ce1" office:value-type="string">
            <text:p>zero_point <text:s text:c="6"/>= <text:s/>8.219e+12</text:p>
          </table:table-cell>
          <table:table-cell table:style-name="ce1" office:value-type="string">
            <text:p>zero_point <text:s text:c="6"/>= <text:s/>1.259e+13</text:p>
          </table:table-cell>
          <table:table-cell/>
          <table:table-cell table:style-name="ce1" office:value-type="string">
            <text:p>zero_point <text:s text:c="6"/>= <text:s/>1.979e+13</text:p>
          </table:table-cell>
          <table:table-cell table:style-name="ce1" office:value-type="string">
            <text:p>zero_point <text:s text:c="6"/>= <text:s/>1.285e+13</text:p>
          </table:table-cell>
          <table:table-cell table:style-name="ce1" office:value-type="string">
            <text:p>zero_point <text:s text:c="6"/>= <text:s/>1.887e+13</text:p>
          </table:table-cell>
          <table:table-cell table:number-columns-repeated="2"/>
          <table:table-cell table:style-name="ce1" office:value-type="string">
            <text:p>zero_point <text:s text:c="6"/>= <text:s/>4.994e+12</text:p>
          </table:table-cell>
          <table:table-cell table:style-name="ce1" office:value-type="string">
            <text:p>zero_point <text:s text:c="6"/>= <text:s/>1.078e+13</text:p>
          </table:table-cell>
          <table:table-cell/>
          <table:table-cell table:style-name="ce1" office:value-type="string">
            <text:p>zero_point <text:s text:c="6"/>= <text:s/>2.269e+13</text:p>
          </table:table-cell>
          <table:table-cell table:style-name="ce1" office:value-type="string">
            <text:p>zero_point <text:s text:c="6"/>= <text:s/>1.590e+13</text:p>
          </table:table-cell>
          <table:table-cell table:style-name="ce1" office:value-type="string">
            <text:p>zero_point <text:s text:c="6"/>= <text:s/>2.376e+13</text:p>
          </table:table-cell>
          <table:table-cell/>
          <table:table-cell table:style-name="ce1" office:value-type="string">
            <text:p>zero_point <text:s text:c="6"/>= <text:s/>5.405e+12</text:p>
          </table:table-cell>
          <table:table-cell table:style-name="ce1" office:value-type="string">
            <text:p>zero_point <text:s text:c="6"/>= <text:s/>1.105e+13</text:p>
          </table:table-cell>
          <table:table-cell/>
          <table:table-cell table:style-name="ce1" office:value-type="string">
            <text:p>zero_point <text:s text:c="6"/>= <text:s/>1.971e+13</text:p>
          </table:table-cell>
          <table:table-cell table:style-name="ce1" office:value-type="string">
            <text:p>zero_point <text:s text:c="6"/>= <text:s/>1.401e+13</text:p>
          </table:table-cell>
          <table:table-cell table:style-name="ce1" office:value-type="string">
            <text:p>zero_point <text:s text:c="6"/>= <text:s/>1.839e+13</text:p>
          </table:table-cell>
        </table:table-row>
        <table:table-row table:style-name="ro2">
          <table:table-cell/>
          <table:table-cell office:value-type="string">
            <text:p>Diff_Temp <text:s text:c="7"/>= <text:s/>7.505e+12</text:p>
          </table:table-cell>
          <table:table-cell table:style-name="ce1" office:value-type="string">
            <text:p>Diff_Temp <text:s text:c="7"/>= <text:s/>1.179e+13</text:p>
          </table:table-cell>
          <table:table-cell table:style-name="ce1"/>
          <table:table-cell office:value-type="string">
            <text:p>Diff_Temp <text:s text:c="7"/>= <text:s/>3.939e+12</text:p>
          </table:table-cell>
          <table:table-cell table:style-name="ce1" office:value-type="string">
            <text:p>Diff_Temp <text:s text:c="7"/>= <text:s/>6.459e+12</text:p>
          </table:table-cell>
          <table:table-cell table:style-name="ce1" office:value-type="string">
            <text:p>Diff_Temp <text:s text:c="7"/>= <text:s/>3.732e+12</text:p>
          </table:table-cell>
          <table:table-cell/>
          <table:table-cell table:style-name="ce1" office:value-type="string">
            <text:p>Diff_Temp <text:s text:c="7"/>= <text:s/>8.171e+12 </text:p>
          </table:table-cell>
          <table:table-cell table:style-name="ce1" office:value-type="string">
            <text:p>Diff_Temp <text:s text:c="7"/>= <text:s/>1.244e+13 </text:p>
          </table:table-cell>
          <table:table-cell/>
          <table:table-cell table:style-name="ce1" office:value-type="string">
            <text:p>Diff_Temp <text:s text:c="7"/>= <text:s/>3.930e+12 </text:p>
          </table:table-cell>
          <table:table-cell table:style-name="ce1" office:value-type="string">
            <text:p>Diff_Temp <text:s text:c="7"/>= <text:s/>6.493e+12 </text:p>
          </table:table-cell>
          <table:table-cell table:style-name="ce1" office:value-type="string">
            <text:p>Diff_Temp <text:s text:c="7"/>= <text:s/>4.129e+12 </text:p>
          </table:table-cell>
          <table:table-cell/>
          <table:table-cell table:style-name="ce1" office:value-type="string">
            <text:p>Diff_Temp <text:s text:c="7"/>= <text:s/>8.172e+12</text:p>
          </table:table-cell>
          <table:table-cell table:style-name="ce1" office:value-type="string">
            <text:p>Diff_Temp <text:s text:c="7"/>= <text:s/>1.244e+13</text:p>
          </table:table-cell>
          <table:table-cell/>
          <table:table-cell table:style-name="ce1" office:value-type="string">
            <text:p>Diff_Temp <text:s text:c="7"/>= <text:s/>3.880e+12</text:p>
          </table:table-cell>
          <table:table-cell table:style-name="ce1" office:value-type="string">
            <text:p>Diff_Temp <text:s text:c="2"/>= <text:s/>6.473e+12</text:p>
          </table:table-cell>
          <table:table-cell table:style-name="ce1" office:value-type="string">
            <text:p>Diff_Temp <text:s text:c="3"/>= <text:s/>4.089e+12</text:p>
          </table:table-cell>
          <table:table-cell table:number-columns-repeated="2"/>
          <table:table-cell table:style-name="ce1" office:value-type="string">
            <text:p>Diff_Temp <text:s text:c="7"/>= <text:s/>7.700e+12</text:p>
          </table:table-cell>
          <table:table-cell table:style-name="ce1" office:value-type="string">
            <text:p>Diff_Temp <text:s text:c="7"/>= <text:s/>1.217e+13</text:p>
          </table:table-cell>
          <table:table-cell/>
          <table:table-cell table:style-name="ce1" office:value-type="string">
            <text:p>Diff_Temp <text:s text:c="7"/>= <text:s/>3.924e+12</text:p>
          </table:table-cell>
          <table:table-cell table:style-name="ce1" office:value-type="string">
            <text:p>Diff_Temp <text:s text:c="7"/>= <text:s/>6.611e+12</text:p>
          </table:table-cell>
          <table:table-cell table:style-name="ce1" office:value-type="string">
            <text:p>Diff_Temp <text:s text:c="7"/>= <text:s/>3.918e+12</text:p>
          </table:table-cell>
          <table:table-cell table:number-columns-repeated="2"/>
          <table:table-cell table:style-name="ce1" office:value-type="string">
            <text:p>Diff_Temp <text:s text:c="4"/>= <text:s/>7.867e+12</text:p>
          </table:table-cell>
          <table:table-cell table:style-name="ce1" office:value-type="string">
            <text:p>Diff_Temp <text:s text:c="4"/>= <text:s/>1.188e+13</text:p>
          </table:table-cell>
          <table:table-cell/>
          <table:table-cell table:style-name="ce1" office:value-type="string">
            <text:p>Diff_Temp <text:s text:c="4"/>= <text:s/>3.994e+12</text:p>
          </table:table-cell>
          <table:table-cell table:style-name="ce1" office:value-type="string">
            <text:p>Diff_Temp <text:s text:c="4"/>= <text:s/>6.698e+12</text:p>
          </table:table-cell>
          <table:table-cell table:style-name="ce1" office:value-type="string">
            <text:p>Diff_Temp <text:s text:c="4"/>= <text:s/>4.848e+12</text:p>
          </table:table-cell>
          <table:table-cell/>
          <table:table-cell table:style-name="ce1" office:value-type="string">
            <text:p>Diff_Temp <text:s text:c="4"/>= <text:s/>7.984e+12</text:p>
          </table:table-cell>
          <table:table-cell table:style-name="ce1" office:value-type="string">
            <text:p>Diff_Temp <text:s text:c="4"/>= <text:s/>1.201e+13</text:p>
          </table:table-cell>
          <table:table-cell/>
          <table:table-cell table:style-name="ce1" office:value-type="string">
            <text:p>Diff_Temp <text:s text:c="4"/>= <text:s/>4.000e+12</text:p>
          </table:table-cell>
          <table:table-cell table:style-name="ce1" office:value-type="string">
            <text:p>Diff_Temp <text:s text:c="4"/>= <text:s/>6.352e+12</text:p>
          </table:table-cell>
          <table:table-cell table:style-name="ce1" office:value-type="string">
            <text:p>Diff_Temp <text:s text:c="4"/>= <text:s/>3.931e+12</text:p>
          </table:table-cell>
          <table:table-cell/>
          <table:table-cell table:style-name="ce1" office:value-type="string">
            <text:p>Diff_Temp <text:s text:c="7"/>= <text:s/>7.504e+12</text:p>
          </table:table-cell>
          <table:table-cell table:style-name="ce1" office:value-type="string">
            <text:p>Diff_Temp <text:s text:c="7"/>= <text:s/>1.179e+13</text:p>
          </table:table-cell>
          <table:table-cell/>
          <table:table-cell table:style-name="ce1" office:value-type="string">
            <text:p>Diff_Temp <text:s text:c="7"/>= <text:s/>3.989e+12</text:p>
          </table:table-cell>
          <table:table-cell table:style-name="ce1" office:value-type="string">
            <text:p>Diff_Temp <text:s text:c="7"/>= <text:s/>6.481e+12</text:p>
          </table:table-cell>
          <table:table-cell table:style-name="ce1" office:value-type="string">
            <text:p>Diff_Temp <text:s text:c="7"/>= <text:s/>3.771e+12</text:p>
          </table:table-cell>
          <table:table-cell/>
          <table:table-cell table:style-name="ce1" office:value-type="string">
            <text:p>Diff_Temp <text:s text:c="7"/>= <text:s/>7.702e+12</text:p>
          </table:table-cell>
          <table:table-cell table:style-name="ce1" office:value-type="string">
            <text:p>Diff_Temp <text:s text:c="7"/>= <text:s/>1.217e+13</text:p>
          </table:table-cell>
          <table:table-cell/>
          <table:table-cell table:style-name="ce1" office:value-type="string">
            <text:p>Diff_Temp <text:s text:c="7"/>= <text:s/>3.872e+12</text:p>
          </table:table-cell>
          <table:table-cell table:style-name="ce1" office:value-type="string">
            <text:p>Diff_Temp <text:s text:c="7"/>= <text:s/>6.588e+12</text:p>
          </table:table-cell>
          <table:table-cell table:style-name="ce1" office:value-type="string">
            <text:p>Diff_Temp <text:s text:c="7"/>= <text:s/>3.871e+12</text:p>
          </table:table-cell>
          <table:table-cell/>
          <table:table-cell table:style-name="ce1" office:value-type="string">
            <text:p>Diff_Temp <text:s text:c="7"/>= <text:s/>7.420e+12</text:p>
          </table:table-cell>
          <table:table-cell table:style-name="ce1" office:value-type="string">
            <text:p>Diff_Temp <text:s text:c="7"/>= <text:s/>1.165e+13</text:p>
          </table:table-cell>
          <table:table-cell/>
          <table:table-cell table:style-name="ce1" office:value-type="string">
            <text:p>Diff_Temp <text:s text:c="7"/>= <text:s/>3.978e+12</text:p>
          </table:table-cell>
          <table:table-cell table:style-name="ce1" office:value-type="string">
            <text:p>Diff_Temp <text:s text:c="7"/>= <text:s/>6.771e+12</text:p>
          </table:table-cell>
          <table:table-cell table:style-name="ce1" office:value-type="string">
            <text:p>Diff_Temp <text:s text:c="7"/>= <text:s/>4.575e+12</text:p>
          </table:table-cell>
          <table:table-cell/>
          <table:table-cell table:style-name="ce1" office:value-type="string">
            <text:p>Diff_Temp <text:s text:c="7"/>= <text:s/>7.868e+12</text:p>
          </table:table-cell>
          <table:table-cell table:style-name="ce1" office:value-type="string">
            <text:p>Diff_Temp <text:s text:c="7"/>= <text:s/>1.188e+13</text:p>
          </table:table-cell>
          <table:table-cell/>
          <table:table-cell table:style-name="ce1" office:value-type="string">
            <text:p>Diff_Temp <text:s text:c="7"/>= <text:s/>3.943e+12</text:p>
          </table:table-cell>
          <table:table-cell table:style-name="ce1" office:value-type="string">
            <text:p>Diff_Temp <text:s text:c="7"/>= <text:s/>6.676e+12</text:p>
          </table:table-cell>
          <table:table-cell table:style-name="ce1" office:value-type="string">
            <text:p>Diff_Temp <text:s text:c="7"/>= <text:s/>4.807e+12</text:p>
          </table:table-cell>
          <table:table-cell/>
          <table:table-cell table:style-name="ce1" office:value-type="string">
            <text:p>Diff_Temp <text:s text:c="7"/>= <text:s/>7.794e+12</text:p>
          </table:table-cell>
          <table:table-cell table:style-name="ce1" office:value-type="string">
            <text:p>Diff_Temp <text:s text:c="7"/>= <text:s/>1.185e+13</text:p>
          </table:table-cell>
          <table:table-cell/>
          <table:table-cell table:style-name="ce1" office:value-type="string">
            <text:p>Diff_Temp <text:s text:c="7"/>= <text:s/>4.034e+12</text:p>
          </table:table-cell>
          <table:table-cell table:style-name="ce1" office:value-type="string">
            <text:p>Diff_Temp <text:s text:c="7"/>= <text:s/>6.560e+12</text:p>
          </table:table-cell>
          <table:table-cell table:style-name="ce1" office:value-type="string">
            <text:p>Diff_Temp <text:s text:c="7"/>= <text:s/>4.632e+12</text:p>
          </table:table-cell>
          <table:table-cell/>
          <table:table-cell table:style-name="ce1" office:value-type="string">
            <text:p>Diff_Temp <text:s text:c="7"/>= <text:s/>7.985e+12</text:p>
          </table:table-cell>
          <table:table-cell table:style-name="ce1" office:value-type="string">
            <text:p>Diff_Temp <text:s text:c="7"/>= <text:s/>1.201e+13</text:p>
          </table:table-cell>
          <table:table-cell/>
          <table:table-cell table:style-name="ce1" office:value-type="string">
            <text:p>Diff_Temp <text:s text:c="7"/>= <text:s/>3.951e+12</text:p>
          </table:table-cell>
          <table:table-cell table:style-name="ce1" office:value-type="string">
            <text:p>Diff_Temp <text:s text:c="7"/>= <text:s/>6.332e+12</text:p>
          </table:table-cell>
          <table:table-cell table:style-name="ce1" office:value-type="string">
            <text:p>Diff_Temp <text:s text:c="7"/>= <text:s/>3.900e+12</text:p>
          </table:table-cell>
          <table:table-cell table:number-columns-repeated="2"/>
          <table:table-cell table:style-name="ce1" office:value-type="string">
            <text:p>Diff_Temp <text:s text:c="7"/>= <text:s/>7.336e+12</text:p>
          </table:table-cell>
          <table:table-cell table:style-name="ce1" office:value-type="string">
            <text:p>Diff_Temp <text:s text:c="7"/>= <text:s/>1.162e+13</text:p>
          </table:table-cell>
          <table:table-cell/>
          <table:table-cell table:style-name="ce1" office:value-type="string">
            <text:p>Diff_Temp <text:s text:c="7"/>= <text:s/>4.019e+12</text:p>
          </table:table-cell>
          <table:table-cell table:style-name="ce1" office:value-type="string">
            <text:p>Diff_Temp <text:s text:c="7"/>= <text:s/>6.643e+12</text:p>
          </table:table-cell>
          <table:table-cell table:style-name="ce1" office:value-type="string">
            <text:p>Diff_Temp <text:s text:c="7"/>= <text:s/>4.415e+12</text:p>
          </table:table-cell>
          <table:table-cell/>
          <table:table-cell table:style-name="ce1" office:value-type="string">
            <text:p>Diff_Temp <text:s text:c="7"/>= <text:s/>7.338e+12</text:p>
          </table:table-cell>
          <table:table-cell table:style-name="ce1" office:value-type="string">
            <text:p>Diff_Temp <text:s text:c="7"/>= <text:s/>1.162e+13</text:p>
          </table:table-cell>
          <table:table-cell/>
          <table:table-cell table:style-name="ce1" office:value-type="string">
            <text:p>Diff_Temp <text:s text:c="7"/>= <text:s/>3.968e+12</text:p>
          </table:table-cell>
          <table:table-cell table:style-name="ce1" office:value-type="string">
            <text:p>Diff_Temp <text:s text:c="7"/>= <text:s/>6.620e+12</text:p>
          </table:table-cell>
          <table:table-cell table:style-name="ce1" office:value-type="string">
            <text:p>Diff_Temp <text:s text:c="7"/>= <text:s/>4.374e+12</text:p>
          </table:table-cell>
        </table:table-row>
        <table:table-row table:style-name="ro4">
          <table:table-cell/>
          <table:table-cell office:value-type="string">
            <text:p>daytim_diff <text:s text:c="5"/>= <text:s/>1.869e+12</text:p>
          </table:table-cell>
          <table:table-cell table:style-name="ce1" office:value-type="string">
            <text:p>daytim_diff <text:s text:c="5"/>= <text:s/>1.054e+12</text:p>
          </table:table-cell>
          <table:table-cell table:style-name="ce1"/>
          <table:table-cell office:value-type="string">
            <text:p>daytim_diff <text:s text:c="5"/>= <text:s/>1.158e+11</text:p>
          </table:table-cell>
          <table:table-cell table:style-name="ce1" office:value-type="string">
            <text:p>daytim_diff <text:s text:c="5"/>= <text:s/>-6.049e+11</text:p>
          </table:table-cell>
          <table:table-cell table:style-name="ce1" office:value-type="string">
            <text:p>daytim_diff <text:s text:c="5"/>= <text:s/>7.797e+11</text:p>
          </table:table-cell>
          <table:table-cell table:number-columns-repeated="8"/>
          <table:table-cell table:style-name="ce1" office:value-type="string">
            <text:p>Datum <text:s text:c="11"/>= <text:s/>-2.2e+09</text:p>
          </table:table-cell>
          <table:table-cell table:style-name="ce1" office:value-type="string">
            <text:p>Datum <text:s text:c="11"/>= <text:s/>-2.1e+09</text:p>
          </table:table-cell>
          <table:table-cell/>
          <table:table-cell table:style-name="ce1" office:value-type="string">
            <text:p>Datum <text:s text:c="11"/>= <text:s/>2.0e+10</text:p>
          </table:table-cell>
          <table:table-cell table:style-name="ce1" office:value-type="string">
            <text:p>Datum <text:s text:c="6"/>= <text:s/>1.2e+10</text:p>
          </table:table-cell>
          <table:table-cell table:style-name="ce1" office:value-type="string">
            <text:p>Datum <text:s text:c="8"/>= <text:s/>3.5e+10</text:p>
          </table:table-cell>
          <table:table-cell table:number-columns-repeated="2"/>
          <table:table-cell table:style-name="ce1" office:value-type="string">
            <text:p>Diff_Daytime <text:s text:c="4"/>= <text:s/>1.8e+12</text:p>
          </table:table-cell>
          <table:table-cell table:style-name="ce1" office:value-type="string">
            <text:p>Diff_Daytime <text:s text:c="4"/>= <text:s/>1.3e+12</text:p>
          </table:table-cell>
          <table:table-cell/>
          <table:table-cell table:style-name="ce1" office:value-type="string">
            <text:p>Diff_Daytime <text:s text:c="6"/>= <text:s/>4.4e+10</text:p>
          </table:table-cell>
          <table:table-cell table:style-name="ce1" office:value-type="string">
            <text:p>Diff_Daytime <text:s text:c="9"/>= <text:s/>-5.3e+11</text:p>
          </table:table-cell>
          <table:table-cell table:style-name="ce1" office:value-type="string">
            <text:p>Diff_Daytime <text:s text:c="8"/>= <text:s/>9.1e+11</text:p>
          </table:table-cell>
          <table:table-cell table:number-columns-repeated="2"/>
          <table:table-cell table:style-name="ce1" office:value-type="string">
            <text:p>Diff_Exposure <text:s text:c="6"/>= <text:s/>1.9e+10</text:p>
          </table:table-cell>
          <table:table-cell table:style-name="ce1" office:value-type="string">
            <text:p>Diff_Exposure <text:s text:c="6"/>= <text:s/>3.6e+10</text:p>
          </table:table-cell>
          <table:table-cell/>
          <table:table-cell table:style-name="ce1" office:value-type="string">
            <text:p>Diff_Exposure <text:s text:c="6"/>= <text:s/>-5.8e+09</text:p>
          </table:table-cell>
          <table:table-cell table:style-name="ce1" office:value-type="string">
            <text:p>Diff_Exposure <text:s text:c="6"/>= <text:s/>-9.9e+09</text:p>
          </table:table-cell>
          <table:table-cell table:style-name="ce1" office:value-type="string">
            <text:p>Diff_Exposure <text:s text:c="6"/>= <text:s/>-2.0e+10</text:p>
          </table:table-cell>
          <table:table-cell/>
          <table:table-cell table:style-name="ce1" office:value-type="string">
            <text:p>Diff_colorindex <text:s text:c="6"/>= <text:s/>3.4e+13</text:p>
          </table:table-cell>
          <table:table-cell table:style-name="ce1" office:value-type="string">
            <text:p>Diff_colorindex <text:s text:c="6"/>= <text:s/>1.0e+14</text:p>
          </table:table-cell>
          <table:table-cell/>
          <table:table-cell table:style-name="ce1" office:value-type="string">
            <text:p>Diff_colorindex <text:s text:c="6"/>= <text:s/>-1.4e+13</text:p>
          </table:table-cell>
          <table:table-cell table:style-name="ce1" office:value-type="string">
            <text:p>Diff_colorindex <text:s text:c="6"/>= <text:s/>2.6e+13</text:p>
          </table:table-cell>
          <table:table-cell table:style-name="ce1" office:value-type="string">
            <text:p>Diff_colorindex <text:s text:c="6"/>= <text:s/>7.8e+13</text:p>
          </table:table-cell>
          <table:table-cell/>
          <table:table-cell table:style-name="ce1" office:value-type="string">
            <text:p>Differencecolorindex <text:s text:c="5"/>= <text:s/>3.463e+13</text:p>
          </table:table-cell>
          <table:table-cell table:style-name="ce1" office:value-type="string">
            <text:p>Differencecolorindex <text:s text:c="5"/>= <text:s/>1.024e+14</text:p>
          </table:table-cell>
          <table:table-cell/>
          <table:table-cell table:style-name="ce1" office:value-type="string">
            <text:p>Differencecolorindex <text:s text:c="5"/>= <text:s/>-1.496e+13</text:p>
          </table:table-cell>
          <table:table-cell table:style-name="ce1" office:value-type="string">
            <text:p>Differencecolorindex <text:s text:c="3"/>= <text:s/>2.770e+13</text:p>
          </table:table-cell>
          <table:table-cell table:style-name="ce1" office:value-type="string">
            <text:p>Differencecolorindex <text:s text:c="3"/>= <text:s/>7.333e+13</text:p>
          </table:table-cell>
          <table:table-cell/>
          <table:table-cell table:style-name="ce1" office:value-type="string">
            <text:p>Datum <text:s text:c="5"/>= <text:s/>-1.691e+09</text:p>
          </table:table-cell>
          <table:table-cell table:style-name="ce1" office:value-type="string">
            <text:p>Datum <text:s text:c="5"/>= <text:s/>-1.810e+09</text:p>
          </table:table-cell>
          <table:table-cell/>
          <table:table-cell table:style-name="ce1" office:value-type="string">
            <text:p>Datum <text:s text:c="5"/>= <text:s/>1.954e+10</text:p>
          </table:table-cell>
          <table:table-cell table:style-name="ce1" office:value-type="string">
            <text:p>Datum <text:s text:c="5"/>= <text:s/>1.216e+10</text:p>
          </table:table-cell>
          <table:table-cell table:style-name="ce1" office:value-type="string">
            <text:p>Datum <text:s text:c="5"/>= <text:s/>3.533e+10</text:p>
          </table:table-cell>
          <table:table-cell/>
          <table:table-cell table:style-name="ce1" office:value-type="string">
            <text:p>DiffercenceExposureTime <text:s text:c="5"/>= <text:s/>1.851e+10</text:p>
          </table:table-cell>
          <table:table-cell table:style-name="ce1" office:value-type="string">
            <text:p>DiffercenceExposureTime <text:s text:c="5"/>= <text:s/>3.542e+10</text:p>
          </table:table-cell>
          <table:table-cell/>
          <table:table-cell table:style-name="ce1" office:value-type="string">
            <text:p>DiffercenceExposureTime <text:s text:c="5"/>= <text:s/>-6.301e+09</text:p>
          </table:table-cell>
          <table:table-cell table:style-name="ce1" office:value-type="string">
            <text:p>DiffercenceExposureTime <text:s text:c="5"/>= <text:s/>-9.293e+09</text:p>
          </table:table-cell>
          <table:table-cell table:style-name="ce1" office:value-type="string">
            <text:p>DiffercenceExposureTime <text:s text:c="5"/>= <text:s/>-2.037e+10</text:p>
          </table:table-cell>
          <table:table-cell/>
          <table:table-cell table:style-name="ce1" office:value-type="string">
            <text:p>DiffercenceExposureTime <text:s text:c="5"/>= <text:s/>1.894e+10</text:p>
          </table:table-cell>
          <table:table-cell table:style-name="ce1" office:value-type="string">
            <text:p>DiffercenceExposureTime <text:s text:c="5"/>= <text:s/>3.578e+10</text:p>
          </table:table-cell>
          <table:table-cell/>
          <table:table-cell table:style-name="ce1" office:value-type="string">
            <text:p>DiffercenceExposureTime <text:s text:c="5"/>= <text:s/>-5.678e+09</text:p>
          </table:table-cell>
          <table:table-cell table:style-name="ce1" office:value-type="string">
            <text:p>DiffercenceExposureTime <text:s text:c="5"/>= <text:s/>-9.790e+09</text:p>
          </table:table-cell>
          <table:table-cell table:style-name="ce1" office:value-type="string">
            <text:p>DiffercenceExposureTime <text:s text:c="5"/>= <text:s/>-1.964e+10</text:p>
          </table:table-cell>
          <table:table-cell/>
          <table:table-cell table:style-name="ce1" office:value-type="string">
            <text:p>DiffercenceExposureTime <text:s text:c="5"/>= <text:s/>1.605e+10</text:p>
          </table:table-cell>
          <table:table-cell table:style-name="ce1" office:value-type="string">
            <text:p>DiffercenceExposureTime <text:s text:c="5"/>= <text:s/>2.798e+10</text:p>
          </table:table-cell>
          <table:table-cell/>
          <table:table-cell table:style-name="ce1" office:value-type="string">
            <text:p>DiffercenceExposureTime <text:s text:c="5"/>= <text:s/>-5.007e+09</text:p>
          </table:table-cell>
          <table:table-cell table:style-name="ce1" office:value-type="string">
            <text:p>DiffercenceExposureTime <text:s text:c="5"/>= <text:s/>-1.063e+10</text:p>
          </table:table-cell>
          <table:table-cell table:style-name="ce1" office:value-type="string">
            <text:p>DiffercenceExposureTime <text:s text:c="5"/>= <text:s/>-2.126e+10</text:p>
          </table:table-cell>
          <table:table-cell/>
          <table:table-cell table:style-name="ce1" office:value-type="string">
            <text:p>Datum <text:s text:c="5"/>= <text:s/>-3.682e+09</text:p>
          </table:table-cell>
          <table:table-cell table:style-name="ce1" office:value-type="string">
            <text:p>Datum <text:s text:c="5"/>= <text:s/>-1.871e+09</text:p>
          </table:table-cell>
          <table:table-cell/>
          <table:table-cell table:style-name="ce1" office:value-type="string">
            <text:p>Datum <text:s text:c="5"/>= <text:s/>1.955e+10</text:p>
          </table:table-cell>
          <table:table-cell table:style-name="ce1" office:value-type="string">
            <text:p>Datum <text:s text:c="5"/>= <text:s/>1.227e+10</text:p>
          </table:table-cell>
          <table:table-cell table:style-name="ce1" office:value-type="string">
            <text:p>Datum <text:s text:c="5"/>= <text:s/>3.439e+10</text:p>
          </table:table-cell>
          <table:table-cell table:number-columns-repeated="2"/>
          <table:table-cell table:style-name="ce1" office:value-type="string">
            <text:p>daytim_diff <text:s text:c="5"/>= <text:s/>1.808e+12</text:p>
          </table:table-cell>
          <table:table-cell table:style-name="ce1" office:value-type="string">
            <text:p>daytim_diff <text:s text:c="5"/>= <text:s/>1.078e+12</text:p>
          </table:table-cell>
          <table:table-cell/>
          <table:table-cell table:style-name="ce1" office:value-type="string">
            <text:p>daytim_diff <text:s text:c="5"/>= <text:s/>1.796e+11</text:p>
          </table:table-cell>
          <table:table-cell table:style-name="ce1" office:value-type="string">
            <text:p>daytim_diff <text:s text:c="5"/>= <text:s/>-4.641e+11</text:p>
          </table:table-cell>
          <table:table-cell table:style-name="ce1" office:value-type="string">
            <text:p>daytim_diff <text:s text:c="5"/>= <text:s/>1.080e+12</text:p>
          </table:table-cell>
          <table:table-cell/>
          <table:table-cell table:style-name="ce1" office:value-type="string">
            <text:p>daytim_diff <text:s text:c="5"/>= <text:s/>1.805e+12</text:p>
          </table:table-cell>
          <table:table-cell table:style-name="ce1" office:value-type="string">
            <text:p>daytim_diff <text:s text:c="5"/>= <text:s/>1.076e+12</text:p>
          </table:table-cell>
          <table:table-cell/>
          <table:table-cell table:style-name="ce1" office:value-type="string">
            <text:p>daytim_diff <text:s text:c="5"/>= <text:s/>1.895e+11</text:p>
          </table:table-cell>
          <table:table-cell table:style-name="ce1" office:value-type="string">
            <text:p>daytim_diff <text:s text:c="5"/>= <text:s/>-4.530e+11</text:p>
          </table:table-cell>
          <table:table-cell table:style-name="ce1" office:value-type="string">
            <text:p>daytim_diff <text:s text:c="5"/>= <text:s/>1.117e+12</text:p>
          </table:table-cell>
        </table:table-row>
        <table:table-row table:style-name="ro4">
          <table:table-cell/>
          <table:table-cell office:value-type="string">
            <text:p>Diff_colorindex <text:s/>= <text:s/>3.482e+13</text:p>
          </table:table-cell>
          <table:table-cell table:style-name="ce1" office:value-type="string">
            <text:p>Diff_colorindex <text:s/>= <text:s/>1.024e+14</text:p>
          </table:table-cell>
          <table:table-cell table:style-name="ce1"/>
          <table:table-cell office:value-type="string">
            <text:p>Diff_colorindex <text:s/>= <text:s/>-1.521e+13</text:p>
          </table:table-cell>
          <table:table-cell table:style-name="ce1" office:value-type="string">
            <text:p>Diff_colorindex <text:s/>= <text:s/>2.760e+13</text:p>
          </table:table-cell>
          <table:table-cell table:style-name="ce1" office:value-type="string">
            <text:p>Diff_colorindex <text:s/>= <text:s/>6.982e+13</text:p>
          </table:table-cell>
          <table:table-cell table:number-columns-repeated="8"/>
          <table:table-cell table:style-name="ce1" office:value-type="string">
            <text:p>Diff_Temp <text:s text:c="7"/>= <text:s/>1.007</text:p>
          </table:table-cell>
          <table:table-cell table:style-name="ce1" office:value-type="string">
            <text:p>Diff_Temp <text:s text:c="7"/>= <text:s/>1.004</text:p>
          </table:table-cell>
          <table:table-cell/>
          <table:table-cell table:style-name="ce1" office:value-type="string">
            <text:p>Diff_Temp <text:s text:c="7"/>= <text:s/>0.827</text:p>
          </table:table-cell>
          <table:table-cell table:style-name="ce1" office:value-type="string">
            <text:p>Diff_Temp <text:s text:c="7"/>= <text:s/>0.929</text:p>
          </table:table-cell>
          <table:table-cell table:style-name="ce1" office:value-type="string">
            <text:p>Diff_Temp <text:s text:c="7"/>= <text:s/>0.792</text:p>
          </table:table-cell>
          <table:table-cell table:number-columns-repeated="2"/>
          <table:table-cell table:style-name="ce1" office:value-type="string">
            <text:p>Diff_Temp <text:s text:c="7"/>= <text:s/>0.904</text:p>
          </table:table-cell>
          <table:table-cell table:style-name="ce1" office:value-type="string">
            <text:p>Diff_Temp <text:s text:c="7"/>= <text:s/>0.960</text:p>
          </table:table-cell>
          <table:table-cell/>
          <table:table-cell table:style-name="ce1" office:value-type="string">
            <text:p>Diff_Temp <text:s text:c="7"/>= <text:s/>0.992</text:p>
          </table:table-cell>
          <table:table-cell table:style-name="ce1" office:value-type="string">
            <text:p>Diff_Temp <text:s text:c="7"/>= <text:s/>1.054</text:p>
          </table:table-cell>
          <table:table-cell table:style-name="ce1" office:value-type="string">
            <text:p>Diff_Temp <text:s text:c="7"/>= <text:s/>0.897</text:p>
          </table:table-cell>
          <table:table-cell table:number-columns-repeated="2"/>
          <table:table-cell table:style-name="ce1" office:value-type="string">
            <text:p>Diff_Temp <text:s text:c="7"/>= <text:s/>0.943</text:p>
          </table:table-cell>
          <table:table-cell table:style-name="ce1" office:value-type="string">
            <text:p>Diff_Temp <text:s text:c="7"/>= <text:s/>0.941</text:p>
          </table:table-cell>
          <table:table-cell/>
          <table:table-cell table:style-name="ce1" office:value-type="string">
            <text:p>Diff_Temp <text:s text:c="7"/>= <text:s/>1.046</text:p>
          </table:table-cell>
          <table:table-cell table:style-name="ce1" office:value-type="string">
            <text:p>Diff_Temp <text:s text:c="7"/>= <text:s/>1.050</text:p>
          </table:table-cell>
          <table:table-cell table:style-name="ce1" office:value-type="string">
            <text:p>Diff_Temp <text:s text:c="7"/>= <text:s/>1.253</text:p>
          </table:table-cell>
          <table:table-cell/>
          <table:table-cell table:style-name="ce1" office:value-type="string">
            <text:p>Diff_Temp <text:s text:c="7"/>= <text:s/>0.952</text:p>
          </table:table-cell>
          <table:table-cell table:style-name="ce1" office:value-type="string">
            <text:p>Diff_Temp <text:s text:c="7"/>= <text:s/>0.953</text:p>
          </table:table-cell>
          <table:table-cell/>
          <table:table-cell table:style-name="ce1" office:value-type="string">
            <text:p>Diff_Temp <text:s text:c="7"/>= <text:s/>1.048</text:p>
          </table:table-cell>
          <table:table-cell table:style-name="ce1" office:value-type="string">
            <text:p>Diff_Temp <text:s text:c="7"/>= <text:s/>0.936</text:p>
          </table:table-cell>
          <table:table-cell table:style-name="ce1" office:value-type="string">
            <text:p>Diff_Temp <text:s text:c="7"/>= <text:s/>0.890</text:p>
          </table:table-cell>
          <table:table-cell/>
          <table:table-cell table:style-name="ce1" office:value-type="string">
            <text:p>day_time_diff <text:s text:c="11"/>= <text:s/>1.872e+12</text:p>
          </table:table-cell>
          <table:table-cell table:style-name="ce1" office:value-type="string">
            <text:p>day_time_diff <text:s text:c="11"/>= <text:s/>1.056e+12</text:p>
          </table:table-cell>
          <table:table-cell/>
          <table:table-cell table:style-name="ce1" office:value-type="string">
            <text:p>day_time_diff <text:s text:c="11"/>= <text:s/>1.042e+11</text:p>
          </table:table-cell>
          <table:table-cell table:style-name="ce1" office:value-type="string">
            <text:p>day_time_diff <text:s text:c="11"/>= <text:s/>-6.176e+11</text:p>
          </table:table-cell>
          <table:table-cell table:style-name="ce1" office:value-type="string">
            <text:p>day_time_diff <text:s text:c="11"/>= <text:s/>7.414e+11</text:p>
          </table:table-cell>
          <table:table-cell/>
          <table:table-cell table:style-name="ce1" office:value-type="string">
            <text:p>day_time_diff <text:s text:c="11"/>= <text:s/>1.843e+12</text:p>
          </table:table-cell>
          <table:table-cell table:style-name="ce1" office:value-type="string">
            <text:p>day_time_diff <text:s text:c="11"/>= <text:s/>1.258e+12</text:p>
          </table:table-cell>
          <table:table-cell/>
          <table:table-cell table:style-name="ce1" office:value-type="string">
            <text:p>day_time_diff <text:s text:c="11"/>= <text:s/>5.497e+10</text:p>
          </table:table-cell>
          <table:table-cell table:style-name="ce1" office:value-type="string">
            <text:p>day_time_diff <text:s text:c="11"/>= <text:s/>-5.159e+11</text:p>
          </table:table-cell>
          <table:table-cell table:style-name="ce1" office:value-type="string">
            <text:p>day_time_diff <text:s text:c="11"/>= <text:s/>9.390e+11</text:p>
          </table:table-cell>
          <table:table-cell/>
          <table:table-cell table:style-name="ce1" office:value-type="string">
            <text:p>day_time_diff <text:s text:c="11"/>= <text:s/>1.780e+12</text:p>
          </table:table-cell>
          <table:table-cell table:style-name="ce1" office:value-type="string">
            <text:p>day_time_diff <text:s text:c="11"/>= <text:s/>1.121e+12</text:p>
          </table:table-cell>
          <table:table-cell/>
          <table:table-cell table:style-name="ce1" office:value-type="string">
            <text:p>day_time_diff <text:s text:c="11"/>= <text:s/>1.488e+11</text:p>
          </table:table-cell>
          <table:table-cell table:style-name="ce1" office:value-type="string">
            <text:p>day_time_diff <text:s text:c="11"/>= <text:s/>-3.792e+11</text:p>
          </table:table-cell>
          <table:table-cell table:style-name="ce1" office:value-type="string">
            <text:p>day_time_diff <text:s text:c="11"/>= <text:s/>1.286e+12</text:p>
          </table:table-cell>
          <table:table-cell/>
          <table:table-cell table:style-name="ce1" office:value-type="string">
            <text:p>Datum <text:s text:c="11"/>= <text:s/>-2.130e+09</text:p>
          </table:table-cell>
          <table:table-cell table:style-name="ce1" office:value-type="string">
            <text:p>Datum <text:s text:c="11"/>= <text:s/>-2.005e+09</text:p>
          </table:table-cell>
          <table:table-cell/>
          <table:table-cell table:style-name="ce1" office:value-type="string">
            <text:p>Datum <text:s text:c="11"/>= <text:s/>1.946e+10</text:p>
          </table:table-cell>
          <table:table-cell table:style-name="ce1" office:value-type="string">
            <text:p>Datum <text:s text:c="11"/>= <text:s/>1.207e+10</text:p>
          </table:table-cell>
          <table:table-cell table:style-name="ce1" office:value-type="string">
            <text:p>Datum <text:s text:c="11"/>= <text:s/>3.492e+10</text:p>
          </table:table-cell>
          <table:table-cell/>
          <table:table-cell table:style-name="ce1" office:value-type="string">
            <text:p>Differencecolorindex <text:s text:c="11"/>= <text:s/>2.184e+13</text:p>
          </table:table-cell>
          <table:table-cell table:style-name="ce1" office:value-type="string">
            <text:p>Differencecolorindex <text:s text:c="11"/>= <text:s/>3.823e+13</text:p>
          </table:table-cell>
          <table:table-cell/>
          <table:table-cell table:style-name="ce1" office:value-type="string">
            <text:p>Differencecolorindex <text:s text:c="11"/>= <text:s/>-9.895e+12</text:p>
          </table:table-cell>
          <table:table-cell table:style-name="ce1" office:value-type="string">
            <text:p>Differencecolorindex <text:s text:c="11"/>= <text:s/>2.841e+13</text:p>
          </table:table-cell>
          <table:table-cell table:style-name="ce1" office:value-type="string">
            <text:p>Differencecolorindex <text:s text:c="11"/>= <text:s/>1.081e+14</text:p>
          </table:table-cell>
          <table:table-cell/>
          <table:table-cell table:style-name="ce1" office:value-type="string">
            <text:p>Differencecolorindex <text:s text:c="11"/>= <text:s/>3.428e+13</text:p>
          </table:table-cell>
          <table:table-cell table:style-name="ce1" office:value-type="string">
            <text:p>Differencecolorindex <text:s text:c="11"/>= <text:s/>1.044e+14</text:p>
          </table:table-cell>
          <table:table-cell/>
          <table:table-cell table:style-name="ce1" office:value-type="string">
            <text:p>Differencecolorindex <text:s text:c="11"/>= <text:s/>-1.425e+13</text:p>
          </table:table-cell>
          <table:table-cell table:style-name="ce1" office:value-type="string">
            <text:p>Differencecolorindex <text:s text:c="11"/>= <text:s/>2.596e+13</text:p>
          </table:table-cell>
          <table:table-cell table:style-name="ce1" office:value-type="string">
            <text:p>Differencecolorindex <text:s text:c="11"/>= <text:s/>7.477e+13</text:p>
          </table:table-cell>
          <table:table-cell table:number-columns-repeated="2"/>
          <table:table-cell table:style-name="ce1" office:value-type="string">
            <text:p>Diff_colorindex <text:s/>= <text:s/>2.283e+13</text:p>
          </table:table-cell>
          <table:table-cell table:style-name="ce1" office:value-type="string">
            <text:p>Diff_colorindex <text:s/>= <text:s/>3.589e+13</text:p>
          </table:table-cell>
          <table:table-cell/>
          <table:table-cell table:style-name="ce1" office:value-type="string">
            <text:p>Diff_colorindex <text:s/>= <text:s/>-1.096e+13</text:p>
          </table:table-cell>
          <table:table-cell table:style-name="ce1" office:value-type="string">
            <text:p>Diff_colorindex <text:s/>= <text:s/>2.951e+13</text:p>
          </table:table-cell>
          <table:table-cell table:style-name="ce1" office:value-type="string">
            <text:p>Diff_colorindex <text:s/>= <text:s/>1.019e+14</text:p>
          </table:table-cell>
          <table:table-cell/>
          <table:table-cell table:style-name="ce1" office:value-type="string">
            <text:p>Diff_colorindex <text:s/>= <text:s/>2.301e+13</text:p>
          </table:table-cell>
          <table:table-cell table:style-name="ce1" office:value-type="string">
            <text:p>Diff_colorindex <text:s/>= <text:s/>3.587e+13</text:p>
          </table:table-cell>
          <table:table-cell/>
          <table:table-cell table:style-name="ce1" office:value-type="string">
            <text:p>Diff_colorindex <text:s/>= <text:s/>-1.131e+13</text:p>
          </table:table-cell>
          <table:table-cell table:style-name="ce1" office:value-type="string">
            <text:p>Diff_colorindex <text:s/>= <text:s/>2.940e+13</text:p>
          </table:table-cell>
          <table:table-cell table:style-name="ce1" office:value-type="string">
            <text:p>Diff_colorindex <text:s/>= <text:s/>9.836e+13</text:p>
          </table:table-cell>
        </table:table-row>
        <table:table-row table:style-name="ro5">
          <table:table-cell/>
          <table:table-cell office:value-type="string">
            <text:p>Datum <text:s text:c="11"/>= <text:s/>-3.2e+09</text:p>
          </table:table-cell>
          <table:table-cell table:style-name="ce1" office:value-type="string">
            <text:p>Datum <text:s text:c="11"/>= <text:s/>-1.6e+09</text:p>
          </table:table-cell>
          <table:table-cell table:style-name="ce1"/>
          <table:table-cell office:value-type="string">
            <text:p>Datum <text:s text:c="11"/>= <text:s/>2.0e+10</text:p>
          </table:table-cell>
          <table:table-cell table:style-name="ce1" office:value-type="string">
            <text:p>Datum <text:s text:c="11"/>= <text:s/>1.2e+10</text:p>
          </table:table-cell>
          <table:table-cell table:style-name="ce1" office:value-type="string">
            <text:p>Datum <text:s text:c="11"/>= <text:s/>3.5e+10</text:p>
          </table:table-cell>
          <table:table-cell table:number-columns-repeated="8"/>
          <table:table-cell table:number-columns-repeated="2" table:style-name="ce1" office:value-type="string">
            <text:p>Datum <text:s text:c="11"/>= <text:s/>-0.0 </text:p>
          </table:table-cell>
          <table:table-cell/>
          <table:table-cell table:style-name="ce1" office:value-type="string">
            <text:p>Datum <text:s text:c="11"/>= <text:s/>0.2 </text:p>
          </table:table-cell>
          <table:table-cell table:style-name="ce1" office:value-type="string">
            <text:p>Datum <text:s text:c="11"/>= <text:s/>0.1 </text:p>
          </table:table-cell>
          <table:table-cell table:style-name="ce1" office:value-type="string">
            <text:p>Datum <text:s text:c="11"/>= <text:s/>0.2 </text:p>
          </table:table-cell>
          <table:table-cell table:number-columns-repeated="2"/>
          <table:table-cell table:style-name="ce1" office:value-type="string">
            <text:p>Diff_Daytime <text:s text:c="7"/>= <text:s/>0.1 </text:p>
          </table:table-cell>
          <table:table-cell table:style-name="ce1" office:value-type="string">
            <text:p>Diff_Daytime <text:s text:c="10"/>= <text:s/>0.04 </text:p>
          </table:table-cell>
          <table:table-cell/>
          <table:table-cell table:style-name="ce1" office:value-type="string">
            <text:p>Diff_Daytime <text:s text:c="4"/>= <text:s/>0.0 </text:p>
          </table:table-cell>
          <table:table-cell table:style-name="ce1" office:value-type="string">
            <text:p>Diff_Daytime <text:s text:c="9"/>= <text:s/>-0.1 </text:p>
          </table:table-cell>
          <table:table-cell table:style-name="ce1" office:value-type="string">
            <text:p>Diff_Daytime <text:s text:c="10"/>= <text:s/>0.1 </text:p>
          </table:table-cell>
          <table:table-cell table:number-columns-repeated="2"/>
          <table:table-cell table:style-name="ce1" office:value-type="string">
            <text:p>Diff_Exposure <text:s text:c="7"/>= <text:s/>0.06 </text:p>
          </table:table-cell>
          <table:table-cell table:style-name="ce1" office:value-type="string">
            <text:p>Diff_Exposure <text:s text:c="7"/>= <text:s/>0.06 </text:p>
          </table:table-cell>
          <table:table-cell/>
          <table:table-cell table:style-name="ce1" office:value-type="string">
            <text:p>Diff_Exposure <text:s text:c="7"/>= <text:s/>-0.05 </text:p>
          </table:table-cell>
          <table:table-cell table:style-name="ce1" office:value-type="string">
            <text:p>Diff_Exposure <text:s text:c="7"/>= <text:s/>-0.05 </text:p>
          </table:table-cell>
          <table:table-cell table:style-name="ce1" office:value-type="string">
            <text:p>Diff_Exposure <text:s text:c="7"/>= <text:s/>-0.25 </text:p>
          </table:table-cell>
          <table:table-cell/>
          <table:table-cell table:style-name="ce1" office:value-type="string">
            <text:p>Diff_colorindex <text:s text:c="7"/>= <text:s/>0.05 </text:p>
          </table:table-cell>
          <table:table-cell table:style-name="ce1" office:value-type="string">
            <text:p>Diff_colorindex <text:s text:c="7"/>= <text:s/>0.05 </text:p>
          </table:table-cell>
          <table:table-cell/>
          <table:table-cell table:style-name="ce1" office:value-type="string">
            <text:p>Diff_colorindex <text:s text:c="7"/>= <text:s/>-0.05 </text:p>
          </table:table-cell>
          <table:table-cell table:style-name="ce1" office:value-type="string">
            <text:p>Diff_colorindex <text:s text:c="7"/>= <text:s/>0.06 </text:p>
          </table:table-cell>
          <table:table-cell table:style-name="ce1" office:value-type="string">
            <text:p>Diff_colorindex <text:s text:c="7"/>= <text:s/>0.11 </text:p>
          </table:table-cell>
          <table:table-cell/>
          <table:table-cell table:style-name="ce1" office:value-type="string">
            <text:p>Diff_Temp <text:s text:c="7"/>= <text:s/>0.858</text:p>
          </table:table-cell>
          <table:table-cell table:style-name="ce1" office:value-type="string">
            <text:p>Diff_Temp <text:s text:c="7"/>= <text:s/>0.921</text:p>
          </table:table-cell>
          <table:table-cell/>
          <table:table-cell table:style-name="ce1" office:value-type="string">
            <text:p>Diff_Temp <text:s text:c="7"/>= <text:s/>0.938</text:p>
          </table:table-cell>
          <table:table-cell table:style-name="ce1" office:value-type="string">
            <text:p>Diff_Temp <text:s text:c="7"/>= <text:s/>0.883</text:p>
          </table:table-cell>
          <table:table-cell table:style-name="ce1" office:value-type="string">
            <text:p>Diff_Temp <text:s text:c="7"/>= <text:s/>0.820</text:p>
          </table:table-cell>
          <table:table-cell/>
          <table:table-cell table:style-name="ce1" office:value-type="string">
            <text:p>Diff_Temp <text:s text:c="7"/>= <text:s/>0.900</text:p>
          </table:table-cell>
          <table:table-cell table:style-name="ce1" office:value-type="string">
            <text:p>Diff_Temp <text:s text:c="7"/>= <text:s/>0.957</text:p>
          </table:table-cell>
          <table:table-cell/>
          <table:table-cell table:style-name="ce1" office:value-type="string">
            <text:p>Diff_Temp <text:s text:c="7"/>= <text:s/>0.820</text:p>
          </table:table-cell>
          <table:table-cell table:style-name="ce1" office:value-type="string">
            <text:p>Diff_Temp <text:s text:c="7"/>= <text:s/>0.890</text:p>
          </table:table-cell>
          <table:table-cell table:style-name="ce1" office:value-type="string">
            <text:p>Diff_Temp <text:s text:c="7"/>= <text:s/>0.714</text:p>
          </table:table-cell>
          <table:table-cell/>
          <table:table-cell table:style-name="ce1" office:value-type="string">
            <text:p>Diff_Temp <text:s text:c="7"/>= <text:s/>0.856</text:p>
          </table:table-cell>
          <table:table-cell table:style-name="ce1" office:value-type="string">
            <text:p>Diff_Temp <text:s text:c="7"/>= <text:s/>0.907</text:p>
          </table:table-cell>
          <table:table-cell/>
          <table:table-cell table:style-name="ce1" office:value-type="string">
            <text:p>Diff_Temp <text:s text:c="7"/>= <text:s/>0.931</text:p>
          </table:table-cell>
          <table:table-cell table:style-name="ce1" office:value-type="string">
            <text:p>Diff_Temp <text:s text:c="7"/>= <text:s/>0.926</text:p>
          </table:table-cell>
          <table:table-cell table:style-name="ce1" office:value-type="string">
            <text:p>Diff_Temp <text:s text:c="7"/>= <text:s/>0.735</text:p>
          </table:table-cell>
          <table:table-cell/>
          <table:table-cell table:style-name="ce1" office:value-type="string">
            <text:p>Diff_Temp <text:s text:c="7"/>= <text:s/>0.937</text:p>
          </table:table-cell>
          <table:table-cell table:style-name="ce1" office:value-type="string">
            <text:p>Diff_Temp <text:s text:c="7"/>= <text:s/>0.937</text:p>
          </table:table-cell>
          <table:table-cell/>
          <table:table-cell table:style-name="ce1" office:value-type="string">
            <text:p>Diff_Temp <text:s text:c="7"/>= <text:s/>0.801</text:p>
          </table:table-cell>
          <table:table-cell table:style-name="ce1" office:value-type="string">
            <text:p>Diff_Temp <text:s text:c="7"/>= <text:s/>0.893</text:p>
          </table:table-cell>
          <table:table-cell table:style-name="ce1" office:value-type="string">
            <text:p>Diff_Temp <text:s text:c="7"/>= <text:s/>0.701</text:p>
          </table:table-cell>
          <table:table-cell/>
          <table:table-cell table:style-name="ce1" office:value-type="string">
            <text:p>Diff_Temp <text:s text:c="7"/>= <text:s/>0.921</text:p>
          </table:table-cell>
          <table:table-cell table:style-name="ce1" office:value-type="string">
            <text:p>Diff_Temp <text:s text:c="7"/>= <text:s/>0.937</text:p>
          </table:table-cell>
          <table:table-cell/>
          <table:table-cell table:style-name="ce1" office:value-type="string">
            <text:p>Diff_Temp <text:s text:c="7"/>= <text:s/>0.935</text:p>
          </table:table-cell>
          <table:table-cell table:style-name="ce1" office:value-type="string">
            <text:p>Diff_Temp <text:s text:c="7"/>= <text:s/>0.889</text:p>
          </table:table-cell>
          <table:table-cell table:style-name="ce1" office:value-type="string">
            <text:p>Diff_Temp <text:s text:c="7"/>= <text:s/>0.728</text:p>
          </table:table-cell>
          <table:table-cell/>
          <table:table-cell table:style-name="ce1" office:value-type="string">
            <text:p>Diff_Temp <text:s text:c="7"/>= <text:s/>0.941</text:p>
          </table:table-cell>
          <table:table-cell table:style-name="ce1" office:value-type="string">
            <text:p>Diff_Temp <text:s text:c="7"/>= <text:s/>0.949</text:p>
          </table:table-cell>
          <table:table-cell/>
          <table:table-cell table:style-name="ce1" office:value-type="string">
            <text:p>Diff_Temp <text:s text:c="7"/>= <text:s/>0.799</text:p>
          </table:table-cell>
          <table:table-cell table:style-name="ce1" office:value-type="string">
            <text:p>Diff_Temp <text:s text:c="7"/>= <text:s/>0.872</text:p>
          </table:table-cell>
          <table:table-cell table:style-name="ce1" office:value-type="string">
            <text:p>Diff_Temp <text:s text:c="7"/>= <text:s/>0.719</text:p>
          </table:table-cell>
          <table:table-cell table:number-columns-repeated="2"/>
          <table:table-cell table:style-name="ce1" office:value-type="string">
            <text:p>DiffercenceExposureTime <text:s text:c="11"/>= <text:s/>1.5e+10</text:p>
          </table:table-cell>
          <table:table-cell table:style-name="ce1" office:value-type="string">
            <text:p>DiffercenceExposureTime <text:s text:c="11"/>= <text:s/>2.8e+10</text:p>
          </table:table-cell>
          <table:table-cell/>
          <table:table-cell table:style-name="ce1" office:value-type="string">
            <text:p>DiffercenceExposureTime <text:s text:c="11"/>= <text:s/>-5.5e+09</text:p>
          </table:table-cell>
          <table:table-cell table:style-name="ce1" office:value-type="string">
            <text:p>DiffercenceExposureTime <text:s text:c="11"/>= <text:s/>-9.9e+09</text:p>
          </table:table-cell>
          <table:table-cell table:style-name="ce1" office:value-type="string">
            <text:p>DiffercenceExposureTime <text:s text:c="11"/>= <text:s/>-2.2e+10</text:p>
          </table:table-cell>
          <table:table-cell/>
          <table:table-cell table:style-name="ce1" office:value-type="string">
            <text:p>Diff_Exposure <text:s text:c="3"/>= <text:s/>1.545e+10</text:p>
          </table:table-cell>
          <table:table-cell table:style-name="ce1" office:value-type="string">
            <text:p>Diff_Exposure <text:s text:c="3"/>= <text:s/>2.811e+10</text:p>
          </table:table-cell>
          <table:table-cell/>
          <table:table-cell table:style-name="ce1" office:value-type="string">
            <text:p>Diff_Exposure <text:s text:c="3"/>= <text:s/>-5.396e+09</text:p>
          </table:table-cell>
          <table:table-cell table:style-name="ce1" office:value-type="string">
            <text:p>Diff_Exposure <text:s text:c="3"/>= <text:s/>-9.851e+09</text:p>
          </table:table-cell>
          <table:table-cell table:style-name="ce1" office:value-type="string">
            <text:p>Diff_Exposure <text:s text:c="3"/>= <text:s/>-2.169e+10</text:p>
          </table:table-cell>
        </table:table-row>
        <table:table-row table:style-name="ro3">
          <table:table-cell/>
          <table:table-cell office:value-type="string">
            <text:p>Diff_Temp <text:s text:c="7"/>= <text:s/>0.866</text:p>
          </table:table-cell>
          <table:table-cell table:style-name="ce1" office:value-type="string">
            <text:p>Diff_Temp <text:s text:c="7"/>= <text:s/>0.925</text:p>
          </table:table-cell>
          <table:table-cell table:style-name="ce1"/>
          <table:table-cell office:value-type="string">
            <text:p>Diff_Temp <text:s text:c="7"/>= <text:s/>0.850</text:p>
          </table:table-cell>
          <table:table-cell table:style-name="ce1" office:value-type="string">
            <text:p>Diff_Temp <text:s text:c="7"/>= <text:s/>0.920</text:p>
          </table:table-cell>
          <table:table-cell table:style-name="ce1" office:value-type="string">
            <text:p>Diff_Temp <text:s text:c="7"/>= <text:s/>0.664</text:p>
          </table:table-cell>
          <table:table-cell table:number-columns-repeated="38"/>
          <table:table-cell table:style-name="ce1" office:value-type="string">
            <text:p>Differencecolorindex <text:s/>= <text:s/>0.047</text:p>
          </table:table-cell>
          <table:table-cell table:style-name="ce1" office:value-type="string">
            <text:p>Differencecolorindex <text:s/>= <text:s/>0.046</text:p>
          </table:table-cell>
          <table:table-cell/>
          <table:table-cell table:style-name="ce1" office:value-type="string">
            <text:p>Differencecolorindex <text:s/>= <text:s/>-0.045</text:p>
          </table:table-cell>
          <table:table-cell table:style-name="ce1" office:value-type="string">
            <text:p>Differencecolorindex <text:s/>= <text:s/>0.063</text:p>
          </table:table-cell>
          <table:table-cell table:style-name="ce1" office:value-type="string">
            <text:p>Differencecolorindex = <text:s/>0.100</text:p>
          </table:table-cell>
          <table:table-cell/>
          <table:table-cell table:style-name="ce1" office:value-type="string">
            <text:p>Datum <text:s/>= <text:s/>-0.005</text:p>
          </table:table-cell>
          <table:table-cell table:style-name="ce1" office:value-type="string">
            <text:p>Datum <text:s/>= <text:s/>-0.004</text:p>
          </table:table-cell>
          <table:table-cell/>
          <table:table-cell table:style-name="ce1" office:value-type="string">
            <text:p>Datum <text:s/>= <text:s/>0.172</text:p>
          </table:table-cell>
          <table:table-cell table:style-name="ce1" office:value-type="string">
            <text:p>Datum <text:s/>= <text:s/>0.066</text:p>
          </table:table-cell>
          <table:table-cell table:style-name="ce1" office:value-type="string">
            <text:p>Datum <text:s/>= <text:s/>0.200</text:p>
          </table:table-cell>
          <table:table-cell/>
          <table:table-cell table:style-name="ce1" office:value-type="string">
            <text:p>DiffercenceExposureTime <text:s/>= <text:s/>0.054</text:p>
          </table:table-cell>
          <table:table-cell table:style-name="ce1" office:value-type="string">
            <text:p>DiffercenceExposureTime <text:s/>= <text:s/>0.058</text:p>
          </table:table-cell>
          <table:table-cell/>
          <table:table-cell table:style-name="ce1" office:value-type="string">
            <text:p>DiffercenceExposureTime <text:s/>= <text:s/>-0.045</text:p>
          </table:table-cell>
          <table:table-cell table:style-name="ce1" office:value-type="string">
            <text:p>DiffercenceExposureTime <text:s/>= <text:s/>-0.041</text:p>
          </table:table-cell>
          <table:table-cell table:style-name="ce1" office:value-type="string">
            <text:p>DiffercenceExposureTime <text:s/>= <text:s/>-0.163</text:p>
          </table:table-cell>
          <table:table-cell/>
          <table:table-cell table:style-name="ce1" office:value-type="string">
            <text:p>DiffercenceExposureTime <text:s/>= <text:s/>0.057</text:p>
          </table:table-cell>
          <table:table-cell table:style-name="ce1" office:value-type="string">
            <text:p>DiffercenceExposureTime <text:s/>= <text:s/>0.059</text:p>
          </table:table-cell>
          <table:table-cell/>
          <table:table-cell table:style-name="ce1" office:value-type="string">
            <text:p>DiffercenceExposureTime <text:s/>= <text:s/>-0.035</text:p>
          </table:table-cell>
          <table:table-cell table:style-name="ce1" office:value-type="string">
            <text:p>DiffercenceExposureTime <text:s/>= <text:s/>-0.043</text:p>
          </table:table-cell>
          <table:table-cell table:style-name="ce1" office:value-type="string">
            <text:p>DiffercenceExposureTime <text:s/>= <text:s/>-0.143</text:p>
          </table:table-cell>
          <table:table-cell/>
          <table:table-cell table:style-name="ce1" office:value-type="string">
            <text:p>DiffercenceExposureTime <text:s/>= <text:s/>0.048</text:p>
          </table:table-cell>
          <table:table-cell table:style-name="ce1" office:value-type="string">
            <text:p>DiffercenceExposureTime <text:s/>= <text:s/>0.046</text:p>
          </table:table-cell>
          <table:table-cell/>
          <table:table-cell table:style-name="ce1" office:value-type="string">
            <text:p>DiffercenceExposureTime <text:s/>= <text:s/>-0.035</text:p>
          </table:table-cell>
          <table:table-cell table:style-name="ce1" office:value-type="string">
            <text:p>DiffercenceExposureTime <text:s/>= <text:s/>-0.047</text:p>
          </table:table-cell>
          <table:table-cell table:style-name="ce1" office:value-type="string">
            <text:p>DiffercenceExposureTime <text:s/>= <text:s/>-0.166</text:p>
          </table:table-cell>
          <table:table-cell/>
          <table:table-cell table:style-name="ce1" office:value-type="string">
            <text:p>Datum <text:s/>= <text:s/>-0.011</text:p>
          </table:table-cell>
          <table:table-cell table:style-name="ce1" office:value-type="string">
            <text:p>Datum <text:s/>= <text:s/>-0.004</text:p>
          </table:table-cell>
          <table:table-cell/>
          <table:table-cell table:style-name="ce1" office:value-type="string">
            <text:p>Datum <text:s/>= <text:s/>0.164</text:p>
          </table:table-cell>
          <table:table-cell table:style-name="ce1" office:value-type="string">
            <text:p>Datum <text:s/>= <text:s/>0.068</text:p>
          </table:table-cell>
          <table:table-cell table:style-name="ce1" office:value-type="string">
            <text:p>Datum <text:s/>= <text:s/>0.195</text:p>
          </table:table-cell>
          <table:table-cell table:number-columns-repeated="2"/>
          <table:table-cell table:style-name="ce1" office:value-type="string">
            <text:p>Diff_Temp <text:s text:c="7"/>= <text:s/>0.834</text:p>
          </table:table-cell>
          <table:table-cell table:style-name="ce1" office:value-type="string">
            <text:p>Diff_Temp <text:s text:c="7"/>= <text:s/>0.905</text:p>
          </table:table-cell>
          <table:table-cell/>
          <table:table-cell table:style-name="ce1" office:value-type="string">
            <text:p>Diff_Temp <text:s text:c="7"/>= <text:s/>1.049</text:p>
          </table:table-cell>
          <table:table-cell table:style-name="ce1" office:value-type="string">
            <text:p>Diff_Temp <text:s text:c="7"/>= <text:s/>1.019</text:p>
          </table:table-cell>
          <table:table-cell table:style-name="ce1" office:value-type="string">
            <text:p>Diff_Temp <text:s text:c="7"/>= <text:s/>0.980</text:p>
          </table:table-cell>
          <table:table-cell/>
          <table:table-cell table:style-name="ce1" office:value-type="string">
            <text:p>Datum <text:s text:c="11"/>= <text:s/>-2.586e+09</text:p>
          </table:table-cell>
          <table:table-cell table:style-name="ce1" office:value-type="string">
            <text:p>Datum <text:s text:c="11"/>= <text:s/>-1.710e+09</text:p>
          </table:table-cell>
          <table:table-cell/>
          <table:table-cell table:style-name="ce1" office:value-type="string">
            <text:p>Datum <text:s text:c="11"/>= <text:s/>1.952e+10</text:p>
          </table:table-cell>
          <table:table-cell table:style-name="ce1" office:value-type="string">
            <text:p>Datum <text:s text:c="11"/>= <text:s/>1.185e+10</text:p>
          </table:table-cell>
          <table:table-cell table:style-name="ce1" office:value-type="string">
            <text:p>Datum <text:s text:c="11"/>= <text:s/>3.423e+10</text:p>
          </table:table-cell>
        </table:table-row>
        <table:table-row table:style-name="ro3">
          <table:table-cell/>
          <table:table-cell office:value-type="string">
            <text:p>daytim_diff <text:s text:c="5"/>= <text:s/>0.095</text:p>
          </table:table-cell>
          <table:table-cell table:style-name="ce1" office:value-type="string">
            <text:p>daytim_diff <text:s text:c="5"/>= <text:s/>0.033</text:p>
          </table:table-cell>
          <table:table-cell table:style-name="ce1"/>
          <table:table-cell office:value-type="string">
            <text:p>daytim_diff <text:s text:c="5"/>= <text:s/>0.017</text:p>
          </table:table-cell>
          <table:table-cell table:style-name="ce1" office:value-type="string">
            <text:p>daytim_diff <text:s text:c="5"/>= <text:s/>-0.055</text:p>
          </table:table-cell>
          <table:table-cell table:style-name="ce1" office:value-type="string">
            <text:p>daytim_diff <text:s text:c="5"/>= <text:s/>0.069</text:p>
          </table:table-cell>
          <table:table-cell table:number-columns-repeated="38"/>
          <table:table-cell table:style-name="ce1" office:value-type="string">
            <text:p>Differen Daytime <text:s text:c="5"/>= <text:s/>0.095 </text:p>
          </table:table-cell>
          <table:table-cell table:style-name="ce1" office:value-type="string">
            <text:p>Differen Daytime <text:s text:c="5"/>= <text:s/>0.033 </text:p>
          </table:table-cell>
          <table:table-cell/>
          <table:table-cell table:style-name="ce1" office:value-type="string">
            <text:p>Differen Daytime <text:s text:c="5"/>= <text:s/>0.017 </text:p>
          </table:table-cell>
          <table:table-cell table:style-name="ce1" office:value-type="string">
            <text:p>Differen Daytime <text:s text:c="5"/>= <text:s/>-0.054 </text:p>
          </table:table-cell>
          <table:table-cell table:style-name="ce1" office:value-type="string">
            <text:p>Differen Daytime <text:s text:c="5"/>= <text:s/>0.080 </text:p>
          </table:table-cell>
          <table:table-cell/>
          <table:table-cell table:style-name="ce1" office:value-type="string">
            <text:p>Differen Daytime <text:s text:c="5"/>= <text:s/>0.095 </text:p>
          </table:table-cell>
          <table:table-cell table:style-name="ce1" office:value-type="string">
            <text:p>Differen Daytime <text:s text:c="5"/>= <text:s/>0.040 </text:p>
          </table:table-cell>
          <table:table-cell/>
          <table:table-cell table:style-name="ce1" office:value-type="string">
            <text:p>Differen Daytime <text:s text:c="5"/>= <text:s/>0.008 </text:p>
          </table:table-cell>
          <table:table-cell table:style-name="ce1" office:value-type="string">
            <text:p>Differen Daytime <text:s text:c="5"/>= <text:s/>-0.045 </text:p>
          </table:table-cell>
          <table:table-cell table:style-name="ce1" office:value-type="string">
            <text:p>Differen Daytime <text:s text:c="5"/>= <text:s/>0.086 </text:p>
          </table:table-cell>
          <table:table-cell/>
          <table:table-cell table:style-name="ce1" office:value-type="string">
            <text:p>Differen Daytime <text:s text:c="5"/>= <text:s/>0.091 </text:p>
          </table:table-cell>
          <table:table-cell table:style-name="ce1" office:value-type="string">
            <text:p>Differen Daytime <text:s text:c="5"/>= <text:s/>0.035 </text:p>
          </table:table-cell>
          <table:table-cell/>
          <table:table-cell table:style-name="ce1" office:value-type="string">
            <text:p>Differen Daytime <text:s text:c="5"/>= <text:s/>0.024 </text:p>
          </table:table-cell>
          <table:table-cell table:style-name="ce1" office:value-type="string">
            <text:p>Differen Daytime <text:s text:c="5"/>= <text:s/>-0.033 </text:p>
          </table:table-cell>
          <table:table-cell table:style-name="ce1" office:value-type="string">
            <text:p>Differen Daytime <text:s text:c="5"/>= <text:s/>0.102 </text:p>
          </table:table-cell>
          <table:table-cell/>
          <table:table-cell table:style-name="ce1" office:value-type="string">
            <text:p>Datum <text:s text:c="5"/>= <text:s/>-0.006 </text:p>
          </table:table-cell>
          <table:table-cell table:style-name="ce1" office:value-type="string">
            <text:p>Datum <text:s text:c="5"/>= <text:s/>-0.004 </text:p>
          </table:table-cell>
          <table:table-cell/>
          <table:table-cell table:style-name="ce1" office:value-type="string">
            <text:p>Datum <text:s text:c="5"/>= <text:s/>0.164 </text:p>
          </table:table-cell>
          <table:table-cell table:style-name="ce1" office:value-type="string">
            <text:p>Datum <text:s text:c="5"/>= <text:s/>0.064 </text:p>
          </table:table-cell>
          <table:table-cell table:style-name="ce1" office:value-type="string">
            <text:p>Datum <text:s text:c="5"/>= <text:s/>0.156 </text:p>
          </table:table-cell>
          <table:table-cell/>
          <table:table-cell table:style-name="ce1" office:value-type="string">
            <text:p>Differencecolorindex <text:s text:c="5"/>= <text:s/>0.031 </text:p>
          </table:table-cell>
          <table:table-cell table:style-name="ce1" office:value-type="string">
            <text:p>Differencecolorindex <text:s text:c="5"/>= <text:s/>0.017 </text:p>
          </table:table-cell>
          <table:table-cell/>
          <table:table-cell table:style-name="ce1" office:value-type="string">
            <text:p>Differencecolorindex <text:s text:c="5"/>= <text:s/>-0.030 </text:p>
          </table:table-cell>
          <table:table-cell table:style-name="ce1" office:value-type="string">
            <text:p>Differencecolorindex <text:s text:c="5"/>= <text:s/>0.065 </text:p>
          </table:table-cell>
          <table:table-cell table:style-name="ce1" office:value-type="string">
            <text:p>Differencecolorindex <text:s text:c="5"/>= <text:s/>0.106 </text:p>
          </table:table-cell>
          <table:table-cell/>
          <table:table-cell table:style-name="ce1" office:value-type="string">
            <text:p>Differencecolorindex <text:s text:c="5"/>= <text:s/>0.048 </text:p>
          </table:table-cell>
          <table:table-cell table:style-name="ce1" office:value-type="string">
            <text:p>Differencecolorindex <text:s text:c="5"/>= <text:s/>0.047 </text:p>
          </table:table-cell>
          <table:table-cell/>
          <table:table-cell table:style-name="ce1" office:value-type="string">
            <text:p>Differencecolorindex <text:s text:c="5"/>= <text:s/>-0.037 </text:p>
          </table:table-cell>
          <table:table-cell table:style-name="ce1" office:value-type="string">
            <text:p>Differencecolorindex <text:s text:c="5"/>= <text:s/>0.060 </text:p>
          </table:table-cell>
          <table:table-cell table:style-name="ce1" office:value-type="string">
            <text:p>Differencecolorindex <text:s text:c="5"/>= <text:s/>0.086 </text:p>
          </table:table-cell>
          <table:table-cell table:number-columns-repeated="2"/>
          <table:table-cell table:style-name="ce1" office:value-type="string">
            <text:p>daytim_diff <text:s text:c="5"/>= <text:s/>0.091</text:p>
          </table:table-cell>
          <table:table-cell table:style-name="ce1" office:value-type="string">
            <text:p>daytim_diff <text:s text:c="5"/>= <text:s/>0.034</text:p>
          </table:table-cell>
          <table:table-cell/>
          <table:table-cell table:style-name="ce1" office:value-type="string">
            <text:p>daytim_diff <text:s text:c="5"/>= <text:s/>0.032</text:p>
          </table:table-cell>
          <table:table-cell table:style-name="ce1" office:value-type="string">
            <text:p>daytim_diff <text:s text:c="5"/>= <text:s/>-0.046</text:p>
          </table:table-cell>
          <table:table-cell table:style-name="ce1" office:value-type="string">
            <text:p>daytim_diff <text:s text:c="5"/>= <text:s/>0.119</text:p>
          </table:table-cell>
          <table:table-cell/>
          <table:table-cell table:style-name="ce1" office:value-type="string">
            <text:p>Diff_Temp <text:s text:c="7"/>= <text:s/>0.840</text:p>
          </table:table-cell>
          <table:table-cell table:style-name="ce1" office:value-type="string">
            <text:p>Diff_Temp <text:s text:c="7"/>= <text:s/>0.908</text:p>
          </table:table-cell>
          <table:table-cell/>
          <table:table-cell table:style-name="ce1" office:value-type="string">
            <text:p>Diff_Temp <text:s text:c="7"/>= <text:s/>0.863</text:p>
          </table:table-cell>
          <table:table-cell table:style-name="ce1" office:value-type="string">
            <text:p>Diff_Temp <text:s text:c="7"/>= <text:s/>0.949</text:p>
          </table:table-cell>
          <table:table-cell table:style-name="ce1" office:value-type="string">
            <text:p>Diff_Temp <text:s text:c="7"/>= <text:s/>0.793</text:p>
          </table:table-cell>
        </table:table-row>
        <table:table-row table:style-name="ro2">
          <table:table-cell/>
          <table:table-cell office:value-type="string">
            <text:p>Diff_Exposure <text:s text:c="3"/>= <text:s/>0.048</text:p>
          </table:table-cell>
          <table:table-cell table:style-name="ce1" office:value-type="string">
            <text:p>Diff_Exposure <text:s text:c="3"/>= <text:s/>0.046</text:p>
          </table:table-cell>
          <table:table-cell table:style-name="ce1"/>
          <table:table-cell office:value-type="string">
            <text:p>Diff_Exposure <text:s text:c="3"/>= <text:s/>-0.042</text:p>
          </table:table-cell>
          <table:table-cell table:style-name="ce1" office:value-type="string">
            <text:p>Diff_Exposure <text:s text:c="3"/>= <text:s/>0.066</text:p>
          </table:table-cell>
          <table:table-cell table:style-name="ce1" office:value-type="string">
            <text:p>Diff_Exposure <text:s text:c="3"/>= <text:s/>0.078</text:p>
          </table:table-cell>
          <table:table-cell table:number-columns-repeated="81"/>
          <table:table-cell table:style-name="ce1" office:value-type="string">
            <text:p>Diff_Exposure <text:s text:c="3"/>= <text:s/>0.031</text:p>
          </table:table-cell>
          <table:table-cell table:style-name="ce1" office:value-type="string">
            <text:p>Diff_Exposure <text:s text:c="3"/>= <text:s/>0.016</text:p>
          </table:table-cell>
          <table:table-cell/>
          <table:table-cell table:style-name="ce1" office:value-type="string">
            <text:p>Diff_Exposure <text:s text:c="3"/>= <text:s/>-0.037</text:p>
          </table:table-cell>
          <table:table-cell table:style-name="ce1" office:value-type="string">
            <text:p>Diff_Exposure <text:s text:c="3"/>= <text:s/>0.076</text:p>
          </table:table-cell>
          <table:table-cell table:style-name="ce1" office:value-type="string">
            <text:p>Diff_Exposure <text:s text:c="3"/>= <text:s/>0.141</text:p>
          </table:table-cell>
          <table:table-cell/>
          <table:table-cell table:style-name="ce1" office:value-type="string">
            <text:p>daytim_diff <text:s text:c="5"/>= <text:s/>0.091</text:p>
          </table:table-cell>
          <table:table-cell table:style-name="ce1" office:value-type="string">
            <text:p>daytim_diff <text:s text:c="5"/>= <text:s/>0.034</text:p>
          </table:table-cell>
          <table:table-cell/>
          <table:table-cell table:style-name="ce1" office:value-type="string">
            <text:p>daytim_diff <text:s text:c="5"/>= <text:s/>0.028</text:p>
          </table:table-cell>
          <table:table-cell table:style-name="ce1" office:value-type="string">
            <text:p>daytim_diff <text:s text:c="5"/>= <text:s/>-0.042</text:p>
          </table:table-cell>
          <table:table-cell table:style-name="ce1" office:value-type="string">
            <text:p>daytim_diff <text:s text:c="5"/>= <text:s/>0.101</text:p>
          </table:table-cell>
        </table:table-row>
        <table:table-row table:style-name="ro6">
          <table:table-cell/>
          <table:table-cell office:value-type="string">
            <text:p>Datum <text:s text:c="11"/>= <text:s/>-0.0 </text:p>
          </table:table-cell>
          <table:table-cell table:style-name="ce1" office:value-type="string">
            <text:p>Datum <text:s text:c="11"/>= <text:s/>-0.0 </text:p>
          </table:table-cell>
          <table:table-cell table:style-name="ce1"/>
          <table:table-cell office:value-type="string">
            <text:p>Datum <text:s text:c="11"/>= <text:s/>0.2 </text:p>
          </table:table-cell>
          <table:table-cell table:style-name="ce1" office:value-type="string">
            <text:p>Datum <text:s text:c="11"/>= <text:s/>0.1 </text:p>
          </table:table-cell>
          <table:table-cell table:style-name="ce1" office:value-type="string">
            <text:p>Datum <text:s text:c="11"/>= <text:s/>0.2 </text:p>
          </table:table-cell>
          <table:table-cell table:number-columns-repeated="81"/>
          <table:table-cell table:style-name="ce1" office:value-type="string">
            <text:p>DiffercenceExposureTime <text:s text:c="11"/>= <text:s/>0.044 </text:p>
          </table:table-cell>
          <table:table-cell table:style-name="ce1" office:value-type="string">
            <text:p>DiffercenceExposureTime <text:s text:c="11"/>= <text:s/>0.046 </text:p>
          </table:table-cell>
          <table:table-cell/>
          <table:table-cell table:style-name="ce1" office:value-type="string">
            <text:p>DiffercenceExposureTime <text:s text:c="11"/>= <text:s/>-0.0 </text:p>
          </table:table-cell>
          <table:table-cell table:style-name="ce1" office:value-type="string">
            <text:p>DiffercenceExposureTime <text:s text:c="11"/>= <text:s/>-0.0 </text:p>
          </table:table-cell>
          <table:table-cell table:style-name="ce1" office:value-type="string">
            <text:p>DiffercenceExposureTime <text:s text:c="11"/>= <text:s/>-0.2 </text:p>
          </table:table-cell>
          <table:table-cell/>
          <table:table-cell table:style-name="ce1" office:value-type="string">
            <text:p>Diff_colorindex <text:s/>= <text:s/>0.031</text:p>
          </table:table-cell>
          <table:table-cell table:style-name="ce1" office:value-type="string">
            <text:p>Diff_colorindex <text:s/>= <text:s/>0.016</text:p>
          </table:table-cell>
          <table:table-cell/>
          <table:table-cell table:style-name="ce1" office:value-type="string">
            <text:p>Diff_colorindex <text:s/>= <text:s/>-0.032</text:p>
          </table:table-cell>
          <table:table-cell table:style-name="ce1" office:value-type="string">
            <text:p>Diff_colorindex <text:s/>= <text:s/>0.071</text:p>
          </table:table-cell>
          <table:table-cell table:style-name="ce1" office:value-type="string">
            <text:p>Diff_colorindex <text:s/>= <text:s/>0.111</text:p>
          </table:table-cell>
        </table:table-row>
        <table:table-row table:style-name="ro7">
          <table:table-cell/>
          <table:table-cell office:value-type="string">
            <text:p><text:s/>(mean) 1.11143310521</text:p>
            <text:p><text:s/>(median) 0.804860651143</text:p>
          </table:table-cell>
          <table:table-cell table:style-name="ce1" office:value-type="string">
            <text:p><text:s/>(mean) 1.26378380711</text:p>
            <text:p><text:s/>(median) 0.8856657771</text:p>
          </table:table-cell>
          <table:table-cell/>
          <table:table-cell office:value-type="string">
            <text:p><text:s/>(mean) 1.55006602509</text:p>
            <text:p><text:s/>(median) 1.62811584915</text:p>
          </table:table-cell>
          <table:table-cell table:style-name="ce1" office:value-type="string">
            <text:p><text:s/>(mean) 1.17543121175</text:p>
            <text:p><text:s/>(median) 0.936501268264</text:p>
          </table:table-cell>
          <table:table-cell table:style-name="ce1" office:value-type="string">
            <text:p><text:s/>(mean) 1.16068618242</text:p>
            <text:p><text:s/>(median) 1.00800582327</text:p>
          </table:table-cell>
          <table:table-cell/>
          <table:table-cell table:style-name="ce1" office:value-type="string">
            <text:p><text:s/>(mean) 1.17841501861</text:p>
            <text:p><text:s/>(median) 0.896156468521</text:p>
          </table:table-cell>
          <table:table-cell table:style-name="ce1" office:value-type="string">
            <text:p><text:s/>(mean) 1.45719532451</text:p>
            <text:p><text:s/>(median) 0.877723267784</text:p>
          </table:table-cell>
          <table:table-cell/>
          <table:table-cell table:style-name="ce1" office:value-type="string">
            <text:p><text:s/>(mean) 2.14989621358</text:p>
            <text:p><text:s/>(median) 1.81101229562</text:p>
          </table:table-cell>
          <table:table-cell table:style-name="ce3" office:value-type="string">
            <text:p><text:s/>(mean) <text:s/>1.23687722426 </text:p>
            <text:p><text:s/>(median) 0.786002123597</text:p>
          </table:table-cell>
          <table:table-cell table:style-name="ce3" office:value-type="string">
            <text:p><text:s/>(mean) 1.45742533876</text:p>
            <text:p><text:s/>(median) 1.03514228592</text:p>
          </table:table-cell>
          <table:table-cell/>
          <table:table-cell table:style-name="ce1" office:value-type="string">
            <text:p><text:s/>(mean) 1.17719729423</text:p>
            <text:p><text:s/>(median) 0.897266855331</text:p>
          </table:table-cell>
          <table:table-cell table:style-name="ce1" office:value-type="string">
            <text:p><text:s/>(mean) 1.44710612462</text:p>
            <text:p><text:s/>(median) 0.881307635457</text:p>
          </table:table-cell>
          <table:table-cell/>
          <table:table-cell table:style-name="ce1" office:value-type="string">
            <text:p><text:s/>(mean) 1.37371462278</text:p>
            <text:p><text:s/>(median) 1.52315022341</text:p>
          </table:table-cell>
          <table:table-cell table:style-name="ce3" office:value-type="string">
            <text:p><text:s/>(mean) 1.23699393818</text:p>
            <text:p><text:s/>(median) 0.982161958985</text:p>
          </table:table-cell>
          <table:table-cell table:style-name="ce3" office:value-type="string">
            <text:p><text:s/>(mean) 1.258149706</text:p>
            <text:p><text:s/>(median) 0.959271453436</text:p>
          </table:table-cell>
          <table:table-cell table:number-columns-repeated="2"/>
          <table:table-cell table:style-name="ce1" office:value-type="string">
            <text:p><text:s/>(mean) 1.10087849366</text:p>
            <text:p><text:s/>(median) 0.897266855331</text:p>
          </table:table-cell>
          <table:table-cell table:style-name="ce1" office:value-type="string">
            <text:p><text:s/>(mean) 1.29261539664</text:p>
            <text:p><text:s/>(median) 0.865480956895</text:p>
          </table:table-cell>
          <table:table-cell/>
          <table:table-cell table:style-name="ce1" office:value-type="string">
            <text:p><text:s/>(mean) 1.82580429538</text:p>
            <text:p><text:s/>(median) 1.06868709861</text:p>
          </table:table-cell>
          <table:table-cell table:style-name="ce3" office:value-type="string">
            <text:p><text:s/>(mean) 1.35706570282</text:p>
            <text:p><text:s/>(median) 1.01848232562</text:p>
          </table:table-cell>
          <table:table-cell table:style-name="ce3" office:value-type="string">
            <text:p><text:s/>(mean) 1.258149706</text:p>
            <text:p><text:s/>(median) 0.959271453436</text:p>
          </table:table-cell>
          <table:table-cell table:number-columns-repeated="2"/>
          <table:table-cell table:style-name="ce1" office:value-type="string">
            <text:p><text:s/>(mean) 1.1836809061</text:p>
            <text:p><text:s/>(median) 0.84580087543</text:p>
          </table:table-cell>
          <table:table-cell table:style-name="ce1" office:value-type="string">
            <text:p><text:s/>(mean) 1.37690073957</text:p>
            <text:p><text:s/>(median) 0.877408573285</text:p>
          </table:table-cell>
          <table:table-cell/>
          <table:table-cell table:style-name="ce1" office:value-type="string">
            <text:p><text:s/>(mean) 2.03331944929</text:p>
            <text:p><text:s/>(median) 1.36720544806</text:p>
          </table:table-cell>
          <table:table-cell table:style-name="ce3" office:value-type="string">
            <text:p><text:s/>(mean) 1.22192956742</text:p>
            <text:p><text:s/>(median) 0.846839472948</text:p>
          </table:table-cell>
          <table:table-cell table:style-name="ce3" office:value-type="string">
            <text:p><text:s/>(mean) 1.45250513646</text:p>
            <text:p><text:s/>(median) 1.04770398429</text:p>
          </table:table-cell>
          <table:table-cell/>
          <table:table-cell table:style-name="ce1" office:value-type="string">
            <text:p><text:s/>(mean) 1.11008238457</text:p>
            <text:p><text:s/>(median) 0.812770662638</text:p>
          </table:table-cell>
          <table:table-cell table:style-name="ce1" office:value-type="string">
            <text:p><text:s/>(mean) 1.29618152354</text:p>
            <text:p><text:s/>(median) 0.882031830258</text:p>
          </table:table-cell>
          <table:table-cell/>
          <table:table-cell table:style-name="ce1" office:value-type="string">
            <text:p><text:s/>(mean) 1.83921953695</text:p>
            <text:p><text:s/>(median) 1.33197507806</text:p>
          </table:table-cell>
          <table:table-cell table:style-name="ce3" office:value-type="string">
            <text:p><text:s/>(mean) 1.25083988837</text:p>
            <text:p><text:s/>(median) 0.906770505201</text:p>
          </table:table-cell>
          <table:table-cell table:style-name="ce3" office:value-type="string">
            <text:p><text:s/>(mean) 1.22165843003</text:p>
            <text:p><text:s/>(median) 0.901012193523</text:p>
          </table:table-cell>
          <table:table-cell/>
          <table:table-cell table:style-name="ce1" office:value-type="string">
            <text:p><text:s/>(mean) 1.07264523234</text:p>
            <text:p/>
            <text:p><text:s/>(median) 0.794900106822</text:p>
          </table:table-cell>
          <table:table-cell table:style-name="ce1" office:value-type="string">
            <text:p><text:s text:c="2"/>(mean) 1.27769810001</text:p>
            <text:p/>
            <text:p><text:s/>(median) 0.879475232935</text:p>
          </table:table-cell>
          <table:table-cell/>
          <table:table-cell table:style-name="ce1" office:value-type="string">
            <text:p><text:s/>(mean) 2.77226343365</text:p>
            <text:p/>
            <text:p><text:s/>(median) 1.87931665994</text:p>
          </table:table-cell>
          <table:table-cell table:style-name="ce3" office:value-type="string">
            <text:p><text:s/>(mean) 1.41326266279</text:p>
            <text:p/>
            <text:p><text:s/>(median) 1.02981197067</text:p>
          </table:table-cell>
          <table:table-cell table:style-name="ce3" office:value-type="string">
            <text:p><text:s/>(mean) 1.28924929854</text:p>
            <text:p/>
            <text:p><text:s/>(median) 0.978165909816</text:p>
          </table:table-cell>
          <table:table-cell/>
          <table:table-cell table:style-name="ce1" office:value-type="string">
            <text:p><text:s/>(mean) 1.12293367473</text:p>
            <text:p/>
            <text:p><text:s/>(median) 0.805610788113</text:p>
          </table:table-cell>
          <table:table-cell table:style-name="ce1" office:value-type="string">
            <text:p><text:s text:c="2"/>(mean) 1.27769810001</text:p>
            <text:p/>
            <text:p><text:s/>(median) 0.879475232935</text:p>
          </table:table-cell>
          <table:table-cell/>
          <table:table-cell table:style-name="ce1" office:value-type="string">
            <text:p><text:s/>(mean) 1.33509367958</text:p>
            <text:p/>
            <text:p><text:s/>(median) 1.06124863668</text:p>
          </table:table-cell>
          <table:table-cell table:style-name="ce3" office:value-type="string">
            <text:p><text:s/>(mean) 1.33798029243</text:p>
            <text:p/>
            <text:p><text:s/>(median) 1.10600630125</text:p>
          </table:table-cell>
          <table:table-cell table:style-name="ce3" office:value-type="string">
            <text:p><text:s/>(mean) 1.19972937964</text:p>
            <text:p/>
            <text:p><text:s/>(median) 0.877634014298</text:p>
          </table:table-cell>
          <table:table-cell/>
          <table:table-cell table:style-name="ce1" office:value-type="string">
            <text:p><text:s/>(mean) 1.11944074626</text:p>
            <text:p/>
            <text:p><text:s/>(median) 0.83587164129</text:p>
          </table:table-cell>
          <table:table-cell table:style-name="ce1" office:value-type="string">
            <text:p><text:s/>(mean) 1.30655591111</text:p>
            <text:p/>
            <text:p><text:s/>(median) 0.883903793252</text:p>
          </table:table-cell>
          <table:table-cell/>
          <table:table-cell table:style-name="ce1" office:value-type="string">
            <text:p><text:s/>(mean) 2.08480245915</text:p>
            <text:p/>
            <text:p><text:s/>(median) 1.06496786764</text:p>
          </table:table-cell>
          <table:table-cell table:style-name="ce3" office:value-type="string">
            <text:p><text:s/>(mean) 1.19185666518</text:p>
            <text:p/>
            <text:p><text:s/>(median) 0.854520210905</text:p>
          </table:table-cell>
          <table:table-cell table:style-name="ce3" office:value-type="string">
            <text:p><text:s/>(mean) 1.53242595106</text:p>
            <text:p/>
            <text:p><text:s/>(median) 1.09735595976</text:p>
          </table:table-cell>
          <table:table-cell/>
          <table:table-cell table:style-name="ce1" office:value-type="string">
            <text:p><text:s/>(mean) 1.16808277695</text:p>
            <text:p/>
            <text:p><text:s/>(median) 0.855031316734</text:p>
          </table:table-cell>
          <table:table-cell table:style-name="ce1" office:value-type="string">
            <text:p><text:s/>(mean) 1.35121873782</text:p>
            <text:p/>
            <text:p><text:s/>(median) 0.86665589964</text:p>
          </table:table-cell>
          <table:table-cell/>
          <table:table-cell table:style-name="ce1" office:value-type="string">
            <text:p><text:s/>(mean) 1.18412080715</text:p>
            <text:p/>
            <text:p><text:s/>(median) 1.24892821788</text:p>
          </table:table-cell>
          <table:table-cell table:style-name="ce3" office:value-type="string">
            <text:p><text:s/>(mean) 1.18768334898</text:p>
            <text:p/>
            <text:p><text:s/>(median) 0.796547031011</text:p>
          </table:table-cell>
          <table:table-cell table:style-name="ce3" office:value-type="string">
            <text:p><text:s/>(mean) 1.50537872024</text:p>
            <text:p/>
            <text:p><text:s/>(median) 1.10374372873</text:p>
          </table:table-cell>
          <table:table-cell/>
          <table:table-cell table:style-name="ce1" office:value-type="string">
            <text:p><text:s/>(mean) 1.11771506103</text:p>
            <text:p/>
            <text:p><text:s/>(median) 0.84472850374</text:p>
          </table:table-cell>
          <table:table-cell table:style-name="ce1" office:value-type="string">
            <text:p><text:s/>(mean) 1.323344916</text:p>
            <text:p/>
            <text:p><text:s/>(median) 0.895998104811</text:p>
          </table:table-cell>
          <table:table-cell/>
          <table:table-cell table:style-name="ce1" office:value-type="string">
            <text:p><text:s/>(mean) 1.63807602025</text:p>
            <text:p/>
            <text:p><text:s/>(median) 0.998226358606</text:p>
          </table:table-cell>
          <table:table-cell table:style-name="ce3" office:value-type="string">
            <text:p><text:s/>(mean) 1.16624524344</text:p>
            <text:p/>
            <text:p><text:s/>(median) 0.8224318174</text:p>
          </table:table-cell>
          <table:table-cell table:style-name="ce3" office:value-type="string">
            <text:p><text:s/>(mean) 1.53703772371</text:p>
            <text:p/>
            <text:p><text:s/>(median) 1.02299517038</text:p>
          </table:table-cell>
          <table:table-cell/>
          <table:table-cell table:style-name="ce1" office:value-type="string">
            <text:p><text:s/>(mean) 1.0923289803</text:p>
            <text:p/>
            <text:p><text:s/>(median) 0.84472850374</text:p>
          </table:table-cell>
          <table:table-cell table:style-name="ce1" office:value-type="string">
            <text:p><text:s/>(mean) 1.32444378566</text:p>
            <text:p/>
            <text:p><text:s/>(median) 0.8856657771</text:p>
          </table:table-cell>
          <table:table-cell/>
          <table:table-cell table:style-name="ce1" office:value-type="string">
            <text:p><text:s/>(mean) 1.37371462278</text:p>
            <text:p/>
            <text:p><text:s/>(median) 1.52315022341</text:p>
          </table:table-cell>
          <table:table-cell table:style-name="ce3" office:value-type="string">
            <text:p><text:s/>(mean) 1.24459023037</text:p>
            <text:p/>
            <text:p><text:s/>(median) 1.02804533076</text:p>
          </table:table-cell>
          <table:table-cell table:style-name="ce3" office:value-type="string">
            <text:p><text:s/>(mean) 1.27279040202</text:p>
            <text:p/>
            <text:p><text:s/>(median) 1.00841222174</text:p>
          </table:table-cell>
          <table:table-cell table:number-columns-repeated="2"/>
          <table:table-cell table:style-name="ce1" office:value-type="string">
            <text:p><text:s/>(mean) 1.08715110676</text:p>
            <text:p/>
            <text:p><text:s/>(median) 0.83621168489</text:p>
          </table:table-cell>
          <table:table-cell table:style-name="ce1" office:value-type="string">
            <text:p><text:s/>(mean) 1.28928200591</text:p>
            <text:p/>
            <text:p><text:s/>(median) 0.883903793252</text:p>
          </table:table-cell>
          <table:table-cell/>
          <table:table-cell table:style-name="ce1" office:value-type="string">
            <text:p><text:s/>(mean) 2.18849159553</text:p>
            <text:p/>
            <text:p><text:s/>(median) 1.54804363776</text:p>
          </table:table-cell>
          <table:table-cell table:style-name="ce3" office:value-type="string">
            <text:p><text:s/>(mean) 1.44329487011</text:p>
            <text:p/>
            <text:p><text:s/>(median) 0.916924609147</text:p>
          </table:table-cell>
          <table:table-cell table:style-name="ce3" office:value-type="string">
            <text:p><text:s/>(mean) 1.44842239118</text:p>
            <text:p/>
            <text:p><text:s/>(median) 1.0541278867</text:p>
          </table:table-cell>
          <table:table-cell/>
          <table:table-cell table:style-name="ce1" office:value-type="string">
            <text:p>Diff_Exposure <text:s text:c="3"/>= <text:s/>0.045</text:p>
          </table:table-cell>
          <table:table-cell table:style-name="ce1" office:value-type="string">
            <text:p>Diff_Exposure <text:s text:c="3"/>= <text:s/>0.046</text:p>
          </table:table-cell>
          <table:table-cell/>
          <table:table-cell table:style-name="ce1" office:value-type="string">
            <text:p>Diff_Exposure <text:s text:c="3"/>= <text:s/>-0.036</text:p>
          </table:table-cell>
          <table:table-cell table:style-name="ce1" office:value-type="string">
            <text:p>Diff_Exposure <text:s text:c="3"/>= <text:s/>-0.046</text:p>
          </table:table-cell>
          <table:table-cell table:style-name="ce1" office:value-type="string">
            <text:p>Diff_Exposure <text:s text:c="3"/>= <text:s/>-0.196</text:p>
          </table:table-cell>
        </table:table-row>
        <table:table-row table:style-name="ro8">
          <table:table-cell/>
          <table:table-cell office:value-type="string" table:number-columns-spanned="2" table:number-rows-spanned="1">
            <text:p>Menge an Daten insgesamt: ----------------------------------------------------- 14005 ≙ 1</text:p>
          </table:table-cell>
          <table:covered-table-cell/>
          <table:table-cell/>
          <table:table-cell office:value-type="string" table:number-columns-spanned="3" table:number-rows-spanned="1">
            <text:p>Menge an Daten insgesamt: ----------------------------------------------------- 6500 ≙ 1</text:p>
          </table:table-cell>
          <table:covered-table-cell/>
          <table:covered-table-cell table:style-name="ce1"/>
          <table:table-cell table:number-columns-repeated="88"/>
          <table:table-cell table:style-name="ce1" office:value-type="string">
            <text:p>Datum <text:s text:c="11"/>= <text:s/>-0.007 </text:p>
          </table:table-cell>
          <table:table-cell table:style-name="ce1" office:value-type="string">
            <text:p>Datum <text:s text:c="11"/>= <text:s/>-0.003 </text:p>
          </table:table-cell>
          <table:table-cell/>
          <table:table-cell table:style-name="ce1" office:value-type="string">
            <text:p>Datum <text:s text:c="11"/>= <text:s/>0.176 </text:p>
          </table:table-cell>
          <table:table-cell table:style-name="ce1" office:value-type="string">
            <text:p>Datum <text:s text:c="11"/>= <text:s/>0.068 </text:p>
          </table:table-cell>
          <table:table-cell table:style-name="ce1" office:value-type="string">
            <text:p>Datum <text:s text:c="11"/>= <text:s/>0.191 </text:p>
          </table:table-cell>
        </table:table-row>
        <table:table-row table:style-name="ro9">
          <table:table-cell/>
          <table:table-cell office:value-type="string" table:number-columns-spanned="2" table:number-rows-spanned="1">
            <text:p><text:s text:c="3"/>Davon: Menge an daten (auch kontaminierten)(NOVAC) über plume limit--------- 1748 <text:s/>≙ 0.125</text:p>
          </table:table-cell>
          <table:covered-table-cell/>
          <table:table-cell/>
          <table:table-cell office:value-type="string" table:number-columns-spanned="3" table:number-rows-spanned="1">
            <text:p><text:s text:c="3"/>Davon: Menge an daten (auch kontaminierten)(NOVAC) über plume limit--------- 434 <text:s/>≙ 0.067</text:p>
          </table:table-cell>
          <table:covered-table-cell/>
          <table:covered-table-cell table:style-name="ce1"/>
          <table:table-cell table:number-columns-repeated="94"/>
        </table:table-row>
        <table:table-row table:style-name="ro11">
          <table:table-cell/>
          <table:table-cell office:value-type="string" table:number-columns-spanned="2" table:number-rows-spanned="1">
            <text:p><text:s text:c="3"/>Davon: Menge an Daten, die nicht Kontaminiert sind:------------------------- 12613 ≙ 0.901</text:p>
          </table:table-cell>
          <table:covered-table-cell/>
          <table:table-cell/>
          <table:table-cell office:value-type="string" table:number-columns-spanned="3" table:number-rows-spanned="1">
            <text:p><text:s text:c="3"/>Davon: Menge an Daten, die nicht Kontaminiert sind:------------------------- 6109 ≙ 0.940</text:p>
          </table:table-cell>
          <table:covered-table-cell/>
          <table:covered-table-cell table:style-name="ce1"/>
          <table:table-cell table:number-columns-repeated="88"/>
          <table:table-cell table:style-name="ce5" office:value-type="string">
            <text:p><text:s/>(mean) 1.10533004177</text:p>
            <text:p/>
            <text:p><text:s/>(median) 0.820125990429</text:p>
          </table:table-cell>
          <table:table-cell table:style-name="ce5" office:value-type="string">
            <text:p><text:s/>(mean) 1.30838043018</text:p>
            <text:p><text:s/>(median) 0.88756303868</text:p>
          </table:table-cell>
          <table:table-cell table:style-name="ce5"/>
          <table:table-cell table:style-name="ce5" office:value-type="string">
            <text:p><text:s/>(mean) 1.05641225876</text:p>
            <text:p/>
            <text:p><text:s/>(median) 0.640808316478</text:p>
          </table:table-cell>
          <table:table-cell table:style-name="ce5" office:value-type="string">
            <text:p><text:s/>(mean) 1.27891007203</text:p>
            <text:p/>
            <text:p><text:s/>(median) 0.90978758167</text:p>
          </table:table-cell>
          <table:table-cell table:style-name="ce5" office:value-type="string">
            <text:p><text:s/>(mean) 1.32911330614</text:p>
            <text:p/>
            <text:p><text:s/>(median) 1.0159068953</text:p>
          </table:table-cell>
        </table:table-row>
        <table:table-row table:style-name="ro12">
          <table:table-cell/>
          <table:table-cell office:value-type="string" table:number-columns-spanned="2" table:number-rows-spanned="1">
            <text:p><text:s text:c="8"/>Davon im Plume-limit: <text:s/>------------------------------------------------ 1238 <text:s/>≙ 0.088</text:p>
          </table:table-cell>
          <table:covered-table-cell/>
          <table:table-cell/>
          <table:table-cell office:value-type="string" table:number-columns-spanned="3" table:number-rows-spanned="1">
            <text:p><text:s text:c="8"/>Davon im Plume-limit: <text:s/>------------------------------------------------ 360 <text:s/>≙ 0.055</text:p>
          </table:table-cell>
          <table:covered-table-cell/>
          <table:covered-table-cell table:style-name="ce1"/>
          <table:table-cell table:number-columns-repeated="94"/>
        </table:table-row>
        <table:table-row table:style-name="ro13">
          <table:table-cell/>
          <table:table-cell office:value-type="string" table:number-columns-spanned="2" table:number-rows-spanned="1">
            <text:p><text:s text:c="8"/>Davon über dem Detection Limit:---------------------------------------- 234 <text:s text:c="2"/>≙ 0.017</text:p>
          </table:table-cell>
          <table:covered-table-cell/>
          <table:table-cell/>
          <table:table-cell office:value-type="string" table:number-columns-spanned="3" table:number-rows-spanned="1">
            <text:p><text:s text:c="8"/>Davon über dem Detection Limit:---------------------------------------- 59 <text:s text:c="2"/>≙ 0.009</text:p>
          </table:table-cell>
          <table:covered-table-cell/>
          <table:covered-table-cell table:style-name="ce1"/>
          <table:table-cell table:number-columns-repeated="94"/>
        </table:table-row>
        <table:table-row table:style-name="ro14">
          <table:table-cell/>
          <table:table-cell office:value-type="string" table:number-columns-spanned="2" table:number-rows-spanned="1">
            <text:p><text:s text:c="2"/>Davon sind kontaminiert: ---------------------------------------------------- 1392 <text:s/>≙ 0.099</text:p>
          </table:table-cell>
          <table:covered-table-cell/>
          <table:table-cell/>
          <table:table-cell office:value-type="string" table:number-columns-spanned="3" table:number-rows-spanned="1">
            <text:p><text:s text:c="2"/>Davon sind kontaminiert: ---------------------------------------------------- 391 <text:s/>≙ 0.060</text:p>
          </table:table-cell>
          <table:covered-table-cell/>
          <table:covered-table-cell table:style-name="ce1"/>
          <table:table-cell table:number-columns-repeated="92"/>
          <table:table-cell table:style-name="ce6"/>
          <table:table-cell/>
        </table:table-row>
        <table:table-row table:style-name="ro15">
          <table:table-cell/>
          <table:table-cell office:value-type="string" table:number-columns-spanned="2" table:number-rows-spanned="1">
            <text:p><text:s text:c="8"/>Menge an Daten die nicht ausgewertet werden konnten:------------------- 395 <text:s/>≙ 0.071</text:p>
          </table:table-cell>
          <table:covered-table-cell/>
          <table:table-cell/>
          <table:table-cell office:value-type="string" table:number-columns-spanned="3" table:number-rows-spanned="1">
            <text:p><text:s text:c="8"/>Menge an Daten die nicht ausgewertet werden konnten:------------------- 226 <text:s/>≙ 0.025</text:p>
          </table:table-cell>
          <table:covered-table-cell/>
          <table:covered-table-cell table:style-name="ce1"/>
          <table:table-cell table:number-columns-repeated="94"/>
        </table:table-row>
        <table:table-row table:style-name="ro13">
          <table:table-cell/>
          <table:table-cell office:value-type="string" table:number-columns-spanned="2" table:number-rows-spanned="1">
            <text:p><text:s text:c="8"/>Menge an kontamininierten Daten, mit NOVAC, über plume limit:---------- 511 <text:s text:c="2"/>≙ 0.513 der kont daten</text:p>
          </table:table-cell>
          <table:covered-table-cell/>
          <table:table-cell/>
          <table:table-cell office:value-type="string" table:number-columns-spanned="3" table:number-rows-spanned="1">
            <text:p><text:s text:c="8"/>Menge an kontamininierten Daten, mit NOVAC, über plume limit:---------- 75 <text:s text:c="2"/>≙ 0.192 der kont daten</text:p>
          </table:table-cell>
          <table:covered-table-cell/>
          <table:covered-table-cell table:style-name="ce1"/>
          <table:table-cell table:number-columns-repeated="94"/>
        </table:table-row>
        <table:table-row table:style-name="ro16">
          <table:table-cell/>
          <table:table-cell office:value-type="string" table:number-columns-spanned="2" table:number-rows-spanned="1">
            <text:p><text:s text:c="8"/>Menge an contaminierten Daten (Neue Auswertung) über plume limit------- 996 <text:s/>≙ 0.999</text:p>
          </table:table-cell>
          <table:covered-table-cell/>
          <table:table-cell/>
          <table:table-cell office:value-type="string" table:number-columns-spanned="3" table:number-rows-spanned="1">
            <text:p><text:s text:c="8"/>Menge an contaminierten Daten (Neue Auswertung) über plume limit------- 164 <text:s/>≙ 0.419</text:p>
          </table:table-cell>
          <table:covered-table-cell/>
          <table:covered-table-cell table:style-name="ce1"/>
          <table:table-cell table:number-columns-repeated="94"/>
        </table:table-row>
        <table:table-row table:style-name="ro17"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<text:s/></text:p>
          </table:table-cell>
          <table:table-cell/>
          <table:table-cell table:style-name="ce1" office:value-type="string">
            <text:p><text:s/></text:p>
          </table:table-cell>
          <table:table-cell table:number-columns-repeated="94"/>
        </table:table-row>
        <table:table-row table:style-name="ro16">
          <table:table-cell/>
          <table:table-cell office:value-type="string" table:number-columns-spanned="2" table:number-rows-spanned="1">
            <text:p>Dh in den kontaminierten daten sind mit NOVAC ausgewerteten daten 4.106 häufiger über dem plume limit</text:p>
          </table:table-cell>
          <table:covered-table-cell/>
          <table:table-cell/>
          <table:table-cell office:value-type="string" table:number-columns-spanned="3" table:number-rows-spanned="1">
            <text:p>Dh in den kontaminierten daten sind mit NOVAC ausgewerteten daten 2.873 häufiger über dem plume limit </text:p>
          </table:table-cell>
          <table:covered-table-cell/>
          <table:covered-table-cell table:style-name="ce1"/>
          <table:table-cell table:number-columns-repeated="20"/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table:number-columns-repeated="68"/>
        </table:table-row>
        <table:table-row table:style-name="ro10">
          <table:table-cell/>
          <table:table-cell table:style-name="Default"/>
          <table:table-cell table:number-columns-repeated="2"/>
          <table:table-cell table:style-name="Default"/>
          <table:table-cell table:number-columns-repeated="96"/>
        </table:table-row>
        <table:table-row table:style-name="ro16">
          <table:table-cell/>
          <table:table-cell office:value-type="string" table:number-columns-spanned="2" table:number-rows-spanned="1">
            <text:p>nutzt man NOVAC daten, steigt der Anteil an Daten über dem Plume-Limit um <text:s/>22.9 %</text:p>
          </table:table-cell>
          <table:covered-table-cell/>
          <table:table-cell/>
          <table:table-cell office:value-type="string" table:number-columns-spanned="3" table:number-rows-spanned="1">
            <text:p>nutzt man NOVAC daten, steigt der Anteil an Daten über dem Plume-Limit um <text:s/>12.5 % </text:p>
          </table:table-cell>
          <table:covered-table-cell table:number-columns-repeated="2"/>
          <table:table-cell table:number-columns-repeated="19"/>
          <table:table-cell table:style-name="ce4" office:value-type="string">
            <text:p><text:span text:style-name="T1">Temp,Daytim,Exposure </text:span></text:p>
            <text:p><text:span text:style-name="T1">Datum</text:span></text:p>
          </table:table-cell>
          <table:table-cell table:formula="of:=[.B12]" office:value-type="string" office:string-value=" (mean) 1.11143310521&#10; (median) 0.804860651143">
            <text:p><text:s/>(mean) 1.11143310521<text:line-break/> (median) 0.804860651143</text:p>
          </table:table-cell>
          <table:table-cell table:formula="of:=[.C12]" office:value-type="string" office:string-value=" (mean) 1.26378380711&#10; (median) 0.8856657771">
            <text:p><text:s/>(mean) 1.26378380711<text:line-break/> (median) 0.8856657771</text:p>
          </table:table-cell>
          <table:table-cell table:formula="of:=[.D12]" office:value-type="float" office:value="0">
            <text:p>0</text:p>
          </table:table-cell>
          <table:table-cell table:formula="of:=[.E12]" office:value-type="string" office:string-value=" (mean) 1.55006602509&#10; (median) 1.62811584915">
            <text:p><text:s/>(mean) 1.55006602509<text:line-break/> (median) 1.62811584915</text:p>
          </table:table-cell>
          <table:table-cell table:formula="of:=[.F12]" office:value-type="string" office:string-value=" (mean) 1.17543121175&#10; (median) 0.936501268264">
            <text:p><text:s/>(mean) 1.17543121175<text:line-break/> (median) 0.936501268264</text:p>
          </table:table-cell>
          <table:table-cell table:formula="of:=[.G12]" office:value-type="string" office:string-value=" (mean) 1.16068618242&#10; (median) 1.00800582327">
            <text:p><text:s/>(mean) 1.16068618242<text:line-break/> (median) 1.00800582327</text:p>
          </table:table-cell>
          <table:table-cell table:number-columns-repeated="68"/>
        </table:table-row>
        <table:table-row table:style-name="ro14">
          <table:table-cell/>
          <table:table-cell table:style-name="Default" office:value-type="string">
            <text:p>ratio</text:p>
          </table:table-cell>
          <table:table-cell table:number-columns-repeated="2"/>
          <table:table-cell table:style-name="Default" office:value-type="string">
            <text:p>ratio</text:p>
          </table:table-cell>
          <table:table-cell table:number-columns-repeated="21"/>
          <table:table-cell office:value-type="string">
            <text:p>temp</text:p>
          </table:table-cell>
          <table:table-cell table:formula="of:=[.I12]" office:value-type="string" office:string-value=" (mean) 1.17841501861&#10; (median) 0.896156468521">
            <text:p><text:s/>(mean) 1.17841501861<text:line-break/> (median) 0.896156468521</text:p>
          </table:table-cell>
          <table:table-cell table:formula="of:=[.J12]" office:value-type="string" office:string-value=" (mean) 1.45719532451&#10; (median) 0.877723267784">
            <text:p><text:s/>(mean) 1.45719532451<text:line-break/> (median) 0.877723267784</text:p>
          </table:table-cell>
          <table:table-cell table:formula="of:=[.K12]" office:value-type="float" office:value="0">
            <text:p>0</text:p>
          </table:table-cell>
          <table:table-cell table:formula="of:=[.L12]" office:value-type="string" office:string-value=" (mean) 2.14989621358&#10; (median) 1.81101229562">
            <text:p><text:s/>(mean) 2.14989621358<text:line-break/> (median) 1.81101229562</text:p>
          </table:table-cell>
          <table:table-cell table:formula="of:=[.M12]" office:value-type="string" office:string-value=" (mean)  1.23687722426 &#10; (median) 0.786002123597">
            <text:p><text:s/>(mean) <text:s/>1.23687722426 <text:line-break/> (median) 0.786002123597</text:p>
          </table:table-cell>
          <table:table-cell table:formula="of:=[.N12]" office:value-type="string" office:string-value=" (mean) 1.45742533876&#10; (median) 1.03514228592">
            <text:p><text:s/>(mean) 1.45742533876<text:line-break/> (median) 1.03514228592</text:p>
          </table:table-cell>
          <table:table-cell table:number-columns-repeated="68"/>
        </table:table-row>
        <table:table-row table:style-name="ro6">
          <table:table-cell/>
          <table:table-cell office:value-type="string" table:number-columns-spanned="2" table:number-rows-spanned="1">
            <text:p>amount of data who are larger than the novac data 96</text:p>
          </table:table-cell>
          <table:covered-table-cell/>
          <table:table-cell/>
          <table:table-cell office:value-type="string" table:number-columns-spanned="2" table:number-rows-spanned="1">
            <text:p>amount of data who are larger than the novac data 12</text:p>
          </table:table-cell>
          <table:covered-table-cell/>
          <table:table-cell table:number-columns-repeated="20"/>
          <table:table-cell office:value-type="string">
            <text:p>temp dat</text:p>
          </table:table-cell>
          <table:table-cell table:formula="of:=[.P12]" office:value-type="string" office:string-value=" (mean) 1.17719729423&#10; (median) 0.897266855331">
            <text:p><text:s/>(mean) 1.17719729423<text:line-break/> (median) 0.897266855331</text:p>
          </table:table-cell>
          <table:table-cell table:formula="of:=[.Q12]" office:value-type="string" office:string-value=" (mean) 1.44710612462&#10; (median) 0.881307635457">
            <text:p><text:s/>(mean) 1.44710612462<text:line-break/> (median) 0.881307635457</text:p>
          </table:table-cell>
          <table:table-cell table:formula="of:=[.R12]" office:value-type="float" office:value="0">
            <text:p>0</text:p>
          </table:table-cell>
          <table:table-cell table:formula="of:=[.S12]" office:value-type="string" office:string-value=" (mean) 1.37371462278&#10; (median) 1.52315022341">
            <text:p><text:s/>(mean) 1.37371462278<text:line-break/> (median) 1.52315022341</text:p>
          </table:table-cell>
          <table:table-cell table:formula="of:=[.T12]" office:value-type="string" office:string-value=" (mean) 1.23699393818&#10; (median) 0.982161958985">
            <text:p><text:s/>(mean) 1.23699393818<text:line-break/> (median) 0.982161958985</text:p>
          </table:table-cell>
          <table:table-cell table:formula="of:=[.U12]" office:value-type="string" office:string-value=" (mean) 1.258149706&#10; (median) 0.959271453436">
            <text:p><text:s/>(mean) 1.258149706<text:line-break/> (median) 0.959271453436</text:p>
          </table:table-cell>
          <table:table-cell table:number-columns-repeated="68"/>
        </table:table-row>
        <table:table-row table:style-name="ro14">
          <table:table-cell/>
          <table:table-cell office:value-type="string" table:number-columns-spanned="2" table:number-rows-spanned="1">
            <text:p>amount of data who are smaller than the novac data 109</text:p>
          </table:table-cell>
          <table:covered-table-cell/>
          <table:table-cell/>
          <table:table-cell office:value-type="string" table:number-columns-spanned="2" table:number-rows-spanned="1">
            <text:p>amount of data who are smaller than the novac data 18</text:p>
          </table:table-cell>
          <table:covered-table-cell/>
          <table:table-cell table:number-columns-repeated="20"/>
          <table:table-cell office:value-type="string">
            <text:p>temp daytime</text:p>
          </table:table-cell>
          <table:table-cell table:formula="of:=[.X12]" office:value-type="string" office:string-value=" (mean) 1.10087849366&#10; (median) 0.897266855331">
            <text:p><text:s/>(mean) 1.10087849366<text:line-break/> (median) 0.897266855331</text:p>
          </table:table-cell>
          <table:table-cell table:formula="of:=[.Y12]" office:value-type="string" office:string-value=" (mean) 1.29261539664&#10; (median) 0.865480956895">
            <text:p><text:s/>(mean) 1.29261539664<text:line-break/> (median) 0.865480956895</text:p>
          </table:table-cell>
          <table:table-cell table:formula="of:=[.Z12]" office:value-type="float" office:value="0">
            <text:p>0</text:p>
          </table:table-cell>
          <table:table-cell table:formula="of:=[.AA12]" office:value-type="string" office:string-value=" (mean) 1.82580429538&#10; (median) 1.06868709861">
            <text:p><text:s/>(mean) 1.82580429538<text:line-break/> (median) 1.06868709861</text:p>
          </table:table-cell>
          <table:table-cell table:formula="of:=[.AB12]" office:value-type="string" office:string-value=" (mean) 1.35706570282&#10; (median) 1.01848232562">
            <text:p><text:s/>(mean) 1.35706570282<text:line-break/> (median) 1.01848232562</text:p>
          </table:table-cell>
          <table:table-cell table:formula="of:=[.AC12]" office:value-type="string" office:string-value=" (mean) 1.258149706&#10; (median) 0.959271453436">
            <text:p><text:s/>(mean) 1.258149706<text:line-break/> (median) 0.959271453436</text:p>
          </table:table-cell>
          <table:table-cell table:number-columns-repeated="68"/>
        </table:table-row>
        <table:table-row table:style-name="ro15">
          <table:table-cell/>
          <table:table-cell office:value-type="string" table:number-columns-spanned="2" table:number-rows-spanned="1">
            <text:p>number_same 879 </text:p>
          </table:table-cell>
          <table:covered-table-cell/>
          <table:table-cell/>
          <table:table-cell office:value-type="string">
            <text:p>number_same 133 </text:p>
          </table:table-cell>
          <table:table-cell table:number-columns-repeated="21"/>
          <table:table-cell office:value-type="string">
            <text:p>temp exp</text:p>
          </table:table-cell>
          <table:table-cell table:formula="of:=[.AF12]" office:value-type="string" office:string-value=" (mean) 1.1836809061&#10; (median) 0.84580087543">
            <text:p><text:s/>(mean) 1.1836809061<text:line-break/> (median) 0.84580087543</text:p>
          </table:table-cell>
          <table:table-cell table:formula="of:=[.AG12]" office:value-type="string" office:string-value=" (mean) 1.37690073957&#10; (median) 0.877408573285">
            <text:p><text:s/>(mean) 1.37690073957<text:line-break/> (median) 0.877408573285</text:p>
          </table:table-cell>
          <table:table-cell table:formula="of:=[.AH12]" office:value-type="float" office:value="0">
            <text:p>0</text:p>
          </table:table-cell>
          <table:table-cell table:formula="of:=[.AI12]" office:value-type="string" office:string-value=" (mean) 2.03331944929&#10; (median) 1.36720544806">
            <text:p><text:s/>(mean) 2.03331944929<text:line-break/> (median) 1.36720544806</text:p>
          </table:table-cell>
          <table:table-cell table:formula="of:=[.AJ12]" office:value-type="string" office:string-value=" (mean) 1.22192956742&#10; (median) 0.846839472948">
            <text:p><text:s/>(mean) 1.22192956742<text:line-break/> (median) 0.846839472948</text:p>
          </table:table-cell>
          <table:table-cell table:formula="of:=[.AK12]" office:value-type="string" office:string-value=" (mean) 1.45250513646&#10; (median) 1.04770398429">
            <text:p><text:s/>(mean) 1.45250513646<text:line-break/> (median) 1.04770398429</text:p>
          </table:table-cell>
          <table:table-cell table:number-columns-repeated="68"/>
        </table:table-row>
        <table:table-row table:style-name="ro18">
          <table:table-cell/>
          <table:table-cell table:style-name="ce2" office:value-type="string">
            <text:p>so2</text:p>
          </table:table-cell>
          <table:table-cell table:style-name="ce2"/>
          <table:table-cell/>
          <table:table-cell table:style-name="ce2" office:value-type="string">
            <text:p>so2</text:p>
          </table:table-cell>
          <table:table-cell table:style-name="ce2"/>
          <table:table-cell table:number-columns-repeated="20"/>
          <table:table-cell office:value-type="string">
            <text:p>temp color</text:p>
          </table:table-cell>
          <table:table-cell table:formula="of:=[.AM12]" office:value-type="string" office:string-value=" (mean) 1.11008238457&#10; (median) 0.812770662638">
            <text:p><text:s/>(mean) 1.11008238457<text:line-break/> (median) 0.812770662638</text:p>
          </table:table-cell>
          <table:table-cell table:formula="of:=[.AN12]" office:value-type="string" office:string-value=" (mean) 1.29618152354&#10; (median) 0.882031830258">
            <text:p><text:s/>(mean) 1.29618152354<text:line-break/> (median) 0.882031830258</text:p>
          </table:table-cell>
          <table:table-cell table:formula="of:=[.AO12]" office:value-type="float" office:value="0">
            <text:p>0</text:p>
          </table:table-cell>
          <table:table-cell table:formula="of:=[.AP12]" office:value-type="string" office:string-value=" (mean) 1.83921953695&#10; (median) 1.33197507806">
            <text:p><text:s/>(mean) 1.83921953695<text:line-break/> (median) 1.33197507806</text:p>
          </table:table-cell>
          <table:table-cell table:formula="of:=[.AQ12]" office:value-type="string" office:string-value=" (mean) 1.25083988837&#10; (median) 0.906770505201">
            <text:p><text:s/>(mean) 1.25083988837<text:line-break/> (median) 0.906770505201</text:p>
          </table:table-cell>
          <table:table-cell table:formula="of:=[.AR12]" office:value-type="string" office:string-value=" (mean) 1.22165843003&#10; (median) 0.901012193523">
            <text:p><text:s/>(mean) 1.22165843003<text:line-break/> (median) 0.901012193523</text:p>
          </table:table-cell>
          <table:table-cell table:number-columns-repeated="68"/>
        </table:table-row>
        <table:table-row table:style-name="ro19">
          <table:table-cell/>
          <table:table-cell office:value-type="string" table:number-columns-spanned="2" table:number-rows-spanned="1">
            <text:p>amount of data who are larger than the novac data 1070</text:p>
          </table:table-cell>
          <table:covered-table-cell table:style-name="ce2"/>
          <table:table-cell/>
          <table:table-cell office:value-type="string" table:number-columns-spanned="2" table:number-rows-spanned="1">
            <text:p>amount of data who are larger than the novac data 158</text:p>
          </table:table-cell>
          <table:covered-table-cell table:style-name="ce2"/>
          <table:table-cell table:number-columns-repeated="20"/>
          <table:table-cell office:value-type="string">
            <text:p>Temp u colorindex daytime</text:p>
          </table:table-cell>
          <table:table-cell table:formula="of:=[.AT12]" office:value-type="string" office:string-value=" (mean) 1.07264523234&#10;&#10; (median) 0.794900106822">
            <text:p><text:s/>(mean) 1.07264523234<text:line-break/><text:line-break/> (median) 0.794900106822</text:p>
          </table:table-cell>
          <table:table-cell table:formula="of:=[.AU12]" office:value-type="string" office:string-value="  (mean) 1.27769810001&#10;&#10; (median) 0.879475232935">
            <text:p><text:s text:c="2"/>(mean) 1.27769810001<text:line-break/><text:line-break/> (median) 0.879475232935</text:p>
          </table:table-cell>
          <table:table-cell table:formula="of:=[.AV12]" office:value-type="float" office:value="0">
            <text:p>0</text:p>
          </table:table-cell>
          <table:table-cell table:formula="of:=[.AW12]" office:value-type="string" office:string-value=" (mean) 2.77226343365&#10;&#10; (median) 1.87931665994">
            <text:p><text:s/>(mean) 2.77226343365<text:line-break/><text:line-break/> (median) 1.87931665994</text:p>
          </table:table-cell>
          <table:table-cell table:formula="of:=[.AX12]" office:value-type="string" office:string-value=" (mean) 1.41326266279&#10;&#10; (median) 1.02981197067">
            <text:p><text:s/>(mean) 1.41326266279<text:line-break/><text:line-break/> (median) 1.02981197067</text:p>
          </table:table-cell>
          <table:table-cell table:formula="of:=[.AY12]" office:value-type="string" office:string-value=" (mean) 1.28924929854&#10;&#10; (median) 0.978165909816">
            <text:p><text:s/>(mean) 1.28924929854<text:line-break/><text:line-break/> (median) 0.978165909816</text:p>
          </table:table-cell>
          <table:table-cell table:number-columns-repeated="68"/>
        </table:table-row>
        <table:table-row table:style-name="ro20">
          <table:table-cell/>
          <table:table-cell office:value-type="string" table:number-columns-spanned="2" table:number-rows-spanned="1">
            <text:p>amount of data who are smaller than the novac data 4</text:p>
          </table:table-cell>
          <table:covered-table-cell table:style-name="ce2"/>
          <table:table-cell/>
          <table:table-cell office:value-type="string" table:number-columns-spanned="2" table:number-rows-spanned="1">
            <text:p>amount of data who are smaller than the novac data 0</text:p>
          </table:table-cell>
          <table:covered-table-cell table:style-name="ce2"/>
          <table:table-cell table:number-columns-repeated="20"/>
          <table:table-cell office:value-type="string">
            <text:p>Temp u datum daytime</text:p>
          </table:table-cell>
          <table:table-cell table:formula="of:=[.BA12]" office:value-type="string" office:string-value=" (mean) 1.12293367473&#10;&#10; (median) 0.805610788113">
            <text:p><text:s/>(mean) 1.12293367473<text:line-break/><text:line-break/> (median) 0.805610788113</text:p>
          </table:table-cell>
          <table:table-cell table:formula="of:=[.BB12]" office:value-type="string" office:string-value="  (mean) 1.27769810001&#10;&#10; (median) 0.879475232935">
            <text:p><text:s text:c="2"/>(mean) 1.27769810001<text:line-break/><text:line-break/> (median) 0.879475232935</text:p>
          </table:table-cell>
          <table:table-cell table:formula="of:=[.BC12]" office:value-type="float" office:value="0">
            <text:p>0</text:p>
          </table:table-cell>
          <table:table-cell table:formula="of:=[.BD12]" office:value-type="string" office:string-value=" (mean) 1.33509367958&#10;&#10; (median) 1.06124863668">
            <text:p><text:s/>(mean) 1.33509367958<text:line-break/><text:line-break/> (median) 1.06124863668</text:p>
          </table:table-cell>
          <table:table-cell table:formula="of:=[.BE12]" office:value-type="string" office:string-value=" (mean) 1.33798029243&#10;&#10; (median) 1.10600630125">
            <text:p><text:s/>(mean) 1.33798029243<text:line-break/><text:line-break/> (median) 1.10600630125</text:p>
          </table:table-cell>
          <table:table-cell table:formula="of:=[.BF12]" office:value-type="string" office:string-value=" (mean) 1.19972937964&#10;&#10; (median) 0.877634014298">
            <text:p><text:s/>(mean) 1.19972937964<text:line-break/><text:line-break/> (median) 0.877634014298</text:p>
          </table:table-cell>
          <table:table-cell table:number-columns-repeated="68"/>
        </table:table-row>
        <table:table-row table:style-name="ro20">
          <table:table-cell/>
          <table:table-cell office:value-type="string" table:number-columns-spanned="2" table:number-rows-spanned="1">
            <text:p>number_same 10 </text:p>
          </table:table-cell>
          <table:covered-table-cell table:style-name="ce2"/>
          <table:table-cell/>
          <table:table-cell office:value-type="string">
            <text:p>number_same 5 </text:p>
          </table:table-cell>
          <table:table-cell table:style-name="ce2"/>
          <table:table-cell table:number-columns-repeated="20"/>
          <table:table-cell office:value-type="string">
            <text:p>Temp ExposureTime <text:s text:c="2"/>daytime</text:p>
          </table:table-cell>
          <table:table-cell table:formula="of:=[.BH12]" office:value-type="string" office:string-value=" (mean) 1.11944074626&#10;&#10; (median) 0.83587164129">
            <text:p><text:s/>(mean) 1.11944074626<text:line-break/><text:line-break/> (median) 0.83587164129</text:p>
          </table:table-cell>
          <table:table-cell table:formula="of:=[.BI12]" office:value-type="string" office:string-value=" (mean) 1.30655591111&#10;&#10; (median) 0.883903793252">
            <text:p><text:s/>(mean) 1.30655591111<text:line-break/><text:line-break/> (median) 0.883903793252</text:p>
          </table:table-cell>
          <table:table-cell table:formula="of:=[.BJ12]" office:value-type="float" office:value="0">
            <text:p>0</text:p>
          </table:table-cell>
          <table:table-cell table:formula="of:=[.BK12]" office:value-type="string" office:string-value=" (mean) 2.08480245915&#10;&#10; (median) 1.06496786764">
            <text:p><text:s/>(mean) 2.08480245915<text:line-break/><text:line-break/> (median) 1.06496786764</text:p>
          </table:table-cell>
          <table:table-cell table:formula="of:=[.BL12]" office:value-type="string" office:string-value=" (mean) 1.19185666518&#10;&#10; (median) 0.854520210905">
            <text:p><text:s/>(mean) 1.19185666518<text:line-break/><text:line-break/> (median) 0.854520210905</text:p>
          </table:table-cell>
          <table:table-cell table:formula="of:=[.BM12]" office:value-type="string" office:string-value=" (mean) 1.53242595106&#10;&#10; (median) 1.09735595976">
            <text:p><text:s/>(mean) 1.53242595106<text:line-break/><text:line-break/> (median) 1.09735595976</text:p>
          </table:table-cell>
          <table:table-cell table:number-columns-repeated="68"/>
        </table:table-row>
        <table:table-row table:style-name="ro21">
          <table:table-cell/>
          <table:table-cell table:style-name="ce2" office:value-type="string">
            <text:p>bro</text:p>
          </table:table-cell>
          <table:table-cell table:style-name="ce1"/>
          <table:table-cell/>
          <table:table-cell table:style-name="Default" office:value-type="string">
            <text:p>bro</text:p>
          </table:table-cell>
          <table:table-cell table:number-columns-repeated="21"/>
          <table:table-cell office:value-type="string">
            <text:p>Temp ExposureTime <text:s/>Datum</text:p>
          </table:table-cell>
          <table:table-cell table:formula="of:=[.BO12]" office:value-type="string" office:string-value=" (mean) 1.16808277695&#10;&#10; (median) 0.855031316734">
            <text:p><text:s/>(mean) 1.16808277695<text:line-break/><text:line-break/> (median) 0.855031316734</text:p>
          </table:table-cell>
          <table:table-cell table:formula="of:=[.BP12]" office:value-type="string" office:string-value=" (mean) 1.35121873782&#10;&#10; (median) 0.86665589964">
            <text:p><text:s/>(mean) 1.35121873782<text:line-break/><text:line-break/> (median) 0.86665589964</text:p>
          </table:table-cell>
          <table:table-cell table:formula="of:=[.BQ12]" office:value-type="float" office:value="0">
            <text:p>0</text:p>
          </table:table-cell>
          <table:table-cell table:formula="of:=[.BR12]" office:value-type="string" office:string-value=" (mean) 1.18412080715&#10;&#10; (median) 1.24892821788">
            <text:p><text:s/>(mean) 1.18412080715<text:line-break/><text:line-break/> (median) 1.24892821788</text:p>
          </table:table-cell>
          <table:table-cell table:formula="of:=[.BS12]" office:value-type="string" office:string-value=" (mean) 1.18768334898&#10;&#10; (median) 0.796547031011">
            <text:p><text:s/>(mean) 1.18768334898<text:line-break/><text:line-break/> (median) 0.796547031011</text:p>
          </table:table-cell>
          <table:table-cell table:formula="of:=[.BT12]" office:value-type="string" office:string-value=" (mean) 1.50537872024&#10;&#10; (median) 1.10374372873">
            <text:p><text:s/>(mean) 1.50537872024<text:line-break/><text:line-break/> (median) 1.10374372873</text:p>
          </table:table-cell>
          <table:table-cell table:number-columns-repeated="68"/>
        </table:table-row>
        <table:table-row table:style-name="ro6">
          <table:table-cell/>
          <table:table-cell office:value-type="string" table:number-columns-spanned="2" table:number-rows-spanned="1">
            <text:p>amount of data who are larger than the novac data 352</text:p>
          </table:table-cell>
          <table:covered-table-cell table:style-name="ce1"/>
          <table:table-cell/>
          <table:table-cell office:value-type="string" table:number-columns-spanned="2" table:number-rows-spanned="1">
            <text:p>amount of data who are larger than the novac data 37</text:p>
          </table:table-cell>
          <table:covered-table-cell/>
          <table:table-cell table:number-columns-repeated="20"/>
          <table:table-cell office:value-type="string">
            <text:p>Temp ExposureTime,colorindex</text:p>
          </table:table-cell>
          <table:table-cell table:formula="of:=[.BV12]" office:value-type="string" office:string-value=" (mean) 1.11771506103&#10;&#10; (median) 0.84472850374">
            <text:p><text:s/>(mean) 1.11771506103<text:line-break/><text:line-break/> (median) 0.84472850374</text:p>
          </table:table-cell>
          <table:table-cell table:formula="of:=[.BW12]" office:value-type="string" office:string-value=" (mean) 1.323344916&#10;&#10; (median) 0.895998104811">
            <text:p><text:s/>(mean) 1.323344916<text:line-break/><text:line-break/> (median) 0.895998104811</text:p>
          </table:table-cell>
          <table:table-cell table:formula="of:=[.BX12]" office:value-type="float" office:value="0">
            <text:p>0</text:p>
          </table:table-cell>
          <table:table-cell table:formula="of:=[.BY12]" office:value-type="string" office:string-value=" (mean) 1.63807602025&#10;&#10; (median) 0.998226358606">
            <text:p><text:s/>(mean) 1.63807602025<text:line-break/><text:line-break/> (median) 0.998226358606</text:p>
          </table:table-cell>
          <table:table-cell table:formula="of:=[.BZ12]" office:value-type="string" office:string-value=" (mean) 1.16624524344&#10;&#10; (median) 0.8224318174">
            <text:p><text:s/>(mean) 1.16624524344<text:line-break/><text:line-break/> (median) 0.8224318174</text:p>
          </table:table-cell>
          <table:table-cell table:formula="of:=[.CA12]" office:value-type="string" office:string-value=" (mean) 1.53703772371&#10;&#10; (median) 1.02299517038">
            <text:p><text:s/>(mean) 1.53703772371<text:line-break/><text:line-break/> (median) 1.02299517038</text:p>
          </table:table-cell>
          <table:table-cell table:number-columns-repeated="68"/>
        </table:table-row>
        <table:table-row table:style-name="ro18">
          <table:table-cell/>
          <table:table-cell office:value-type="string" table:number-columns-spanned="2" table:number-rows-spanned="1">
            <text:p>amount of data who are smaller than the novac data 41</text:p>
          </table:table-cell>
          <table:covered-table-cell table:style-name="ce1"/>
          <table:table-cell/>
          <table:table-cell office:value-type="string" table:number-columns-spanned="2" table:number-rows-spanned="1">
            <text:p>amount of data who are smaller than the novac data 10</text:p>
          </table:table-cell>
          <table:covered-table-cell/>
          <table:table-cell table:number-columns-repeated="20"/>
          <table:table-cell office:value-type="string">
            <text:p>Temperature,Datum,colorindex"</text:p>
          </table:table-cell>
          <table:table-cell table:formula="of:=[.CC12]" office:value-type="string" office:string-value=" (mean) 1.0923289803&#10;&#10; (median) 0.84472850374">
            <text:p><text:s/>(mean) 1.0923289803<text:line-break/><text:line-break/> (median) 0.84472850374</text:p>
          </table:table-cell>
          <table:table-cell table:formula="of:=[.CD12]" office:value-type="string" office:string-value=" (mean) 1.32444378566&#10;&#10; (median) 0.8856657771">
            <text:p><text:s/>(mean) 1.32444378566<text:line-break/><text:line-break/> (median) 0.8856657771</text:p>
          </table:table-cell>
          <table:table-cell table:formula="of:=[.CE12]" office:value-type="float" office:value="0">
            <text:p>0</text:p>
          </table:table-cell>
          <table:table-cell table:formula="of:=[.CF12]" office:value-type="string" office:string-value=" (mean) 1.37371462278&#10;&#10; (median) 1.52315022341">
            <text:p><text:s/>(mean) 1.37371462278<text:line-break/><text:line-break/> (median) 1.52315022341</text:p>
          </table:table-cell>
          <table:table-cell table:formula="of:=[.CG12]" office:value-type="string" office:string-value=" (mean) 1.24459023037&#10;&#10; (median) 1.02804533076">
            <text:p><text:s/>(mean) 1.24459023037<text:line-break/><text:line-break/> (median) 1.02804533076</text:p>
          </table:table-cell>
          <table:table-cell table:formula="of:=[.CH12]" office:value-type="string" office:string-value=" (mean) 1.27279040202&#10;&#10; (median) 1.00841222174">
            <text:p><text:s/>(mean) 1.27279040202<text:line-break/><text:line-break/> (median) 1.00841222174</text:p>
          </table:table-cell>
          <table:table-cell table:number-columns-repeated="68"/>
        </table:table-row>
        <table:table-row table:style-name="ro6">
          <table:table-cell/>
          <table:table-cell office:value-type="string" table:number-columns-spanned="2" table:number-rows-spanned="1">
            <text:p>number_same 691 </text:p>
          </table:table-cell>
          <table:covered-table-cell/>
          <table:table-cell/>
          <table:table-cell office:value-type="string">
            <text:p>number_same 116 </text:p>
          </table:table-cell>
          <table:table-cell table:number-columns-repeated="21"/>
          <table:table-cell office:value-type="string">
            <text:p>Temperature,daytime,Datum,colorindex"</text:p>
          </table:table-cell>
          <table:table-cell table:formula="of:=[.CK12]" office:value-type="string" office:string-value=" (mean) 1.08715110676&#10;&#10; (median) 0.83621168489">
            <text:p><text:s/>(mean) 1.08715110676<text:line-break/><text:line-break/> (median) 0.83621168489</text:p>
          </table:table-cell>
          <table:table-cell table:formula="of:=[.CL12]" office:value-type="string" office:string-value=" (mean) 1.28928200591&#10;&#10; (median) 0.883903793252">
            <text:p><text:s/>(mean) 1.28928200591<text:line-break/><text:line-break/> (median) 0.883903793252</text:p>
          </table:table-cell>
          <table:table-cell table:formula="of:=[.CM12]" office:value-type="float" office:value="0">
            <text:p>0</text:p>
          </table:table-cell>
          <table:table-cell table:formula="of:=[.CN12]" office:value-type="string" office:string-value=" (mean) 2.18849159553&#10;&#10; (median) 1.54804363776">
            <text:p><text:s/>(mean) 2.18849159553<text:line-break/><text:line-break/> (median) 1.54804363776</text:p>
          </table:table-cell>
          <table:table-cell table:formula="of:=[.CO12]" office:value-type="string" office:string-value=" (mean) 1.44329487011&#10;&#10; (median) 0.916924609147">
            <text:p><text:s/>(mean) 1.44329487011<text:line-break/><text:line-break/> (median) 0.916924609147</text:p>
          </table:table-cell>
          <table:table-cell table:formula="of:=[.CP12]" office:value-type="string" office:string-value=" (mean) 1.44842239118&#10;&#10; (median) 1.0541278867">
            <text:p><text:s/>(mean) 1.44842239118<text:line-break/><text:line-break/> (median) 1.0541278867</text:p>
          </table:table-cell>
          <table:table-cell table:number-columns-repeated="68"/>
        </table:table-row>
        <table:table-row table:style-name="ro22">
          <table:table-cell/>
          <table:table-cell table:style-name="Default"/>
          <table:table-cell table:number-columns-repeated="2"/>
          <table:table-cell table:style-name="Default"/>
          <table:table-cell table:number-columns-repeated="21"/>
          <table:table-cell office:value-type="string">
            <text:p>alles</text:p>
          </table:table-cell>
          <table:table-cell table:formula="of:=[.CR15]" office:value-type="string" office:string-value=" (mean) 1.10533004177&#10;&#10; (median) 0.820125990429">
            <text:p><text:s/>(mean) 1.10533004177<text:line-break/><text:line-break/> (median) 0.820125990429</text:p>
          </table:table-cell>
          <table:table-cell table:formula="of:=[.CS15]" office:value-type="string" office:string-value=" (mean) 1.30838043018&#10; (median) 0.88756303868">
            <text:p><text:s/>(mean) 1.30838043018<text:line-break/> (median) 0.88756303868</text:p>
          </table:table-cell>
          <table:table-cell table:formula="of:=[.CT15]" office:value-type="float" office:value="0">
            <text:p>0</text:p>
          </table:table-cell>
          <table:table-cell table:formula="of:=[.CU15]" office:value-type="string" office:string-value=" (mean) 1.05641225876&#10;&#10; (median) 0.640808316478">
            <text:p><text:s/>(mean) 1.05641225876<text:line-break/><text:line-break/> (median) 0.640808316478</text:p>
          </table:table-cell>
          <table:table-cell table:formula="of:=[.CV15]" office:value-type="string" office:string-value=" (mean) 1.27891007203&#10;&#10; (median) 0.90978758167">
            <text:p><text:s/>(mean) 1.27891007203<text:line-break/><text:line-break/> (median) 0.90978758167</text:p>
          </table:table-cell>
          <table:table-cell table:formula="of:=[.CW15]" office:value-type="string" office:string-value=" (mean) 1.32911330614&#10;&#10; (median) 1.0159068953">
            <text:p><text:s/>(mean) 1.32911330614<text:line-break/><text:line-break/> (median) 1.0159068953</text:p>
          </table:table-cell>
          <table:table-cell table:number-columns-repeated="68"/>
        </table:table-row>
        <table:table-row table:style-name="ro17">
          <table:table-cell/>
          <table:table-cell office:value-type="string">
            <text:p>1.30838043018 </text:p>
          </table:table-cell>
          <table:table-cell table:style-name="ce1" office:value-type="string">
            <text:p>1.10533004177 </text:p>
          </table:table-cell>
          <table:table-cell table:style-name="ce1" office:value-type="string">
            <text:p>1.55006602509</text:p>
          </table:table-cell>
          <table:table-cell office:value-type="string">
            <text:p>1.17543121175 </text:p>
          </table:table-cell>
          <table:table-cell table:style-name="ce1" office:value-type="string">
            <text:p>1.16068618242 </text:p>
          </table:table-cell>
          <table:table-cell table:number-columns-repeated="95"/>
        </table:table-row>
        <table:table-row table:style-name="ro10">
          <table:table-cell/>
          <table:table-cell table:style-name="Default" office:value-type="string">
            <text:p>D2J2200_0</text:p>
          </table:table-cell>
          <table:table-cell office:value-type="string">
            <text:p>D2J2201_0</text:p>
          </table:table-cell>
          <table:table-cell office:value-type="string">
            <text:p>I2J8546_0</text:p>
          </table:table-cell>
          <table:table-cell table:style-name="Default" office:value-type="string">
            <text:p>I2J8548</text:p>
          </table:table-cell>
          <table:table-cell office:value-type="string">
            <text:p>D2J2140_0</text:p>
          </table:table-cell>
          <table:table-cell table:number-columns-repeated="95"/>
        </table:table-row>
        <table:table-row table:style-name="ro17">
          <table:table-cell/>
          <table:table-cell office:value-type="string">
            <text:p>1.2635332301 </text:p>
          </table:table-cell>
          <table:table-cell table:style-name="ce1" office:value-type="string">
            <text:p>1.11143310521 </text:p>
          </table:table-cell>
          <table:table-cell table:style-name="ce1" office:value-type="string">
            <text:p>1.55006602509 </text:p>
          </table:table-cell>
          <table:table-cell office:value-type="string">
            <text:p>1.1695809321 </text:p>
          </table:table-cell>
          <table:table-cell table:style-name="ce1" office:value-type="string">
            <text:p>1.16790900208 </text:p>
          </table:table-cell>
          <table:table-cell table:number-columns-repeated="95"/>
        </table:table-row>
      </table:table>
      <table:table table:name="Tabelle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16.04.2018</text:date>, <text:time>11:43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VAC_Eval DOAS</meta:initial-creator>
    <meta:creation-date>2018-02-02T10:53:30.05</meta:creation-date>
    <dc:date>2018-04-16T11:43:26.85</dc:date>
    <dc:creator>NOVAC_Eval DOAS</dc:creator>
    <meta:editing-duration>P13DT5H55M20S</meta:editing-duration>
    <meta:editing-cycles>6</meta:editing-cycles>
    <meta:generator>OpenOffice/4.1.3$Win32 OpenOffice.org_project/413m1$Build-9783</meta:generator>
    <meta:document-statistic meta:table-count="3" meta:cell-count="870" meta:object-count="0"/>
  </office:meta>
</office:document-meta>
</file>